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.83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Direct prediction on full model</text:p>
          </table:table-cell>
          <table:table-cell table:style-name="ce2" office:value-type="string" calcext:value-type="string">
            <text:p>Linear latent space walk</text:p>
          </table:table-cell>
        </table:table-row>
        <table:table-row table:style-name="ro1">
          <table:table-cell/>
          <table:table-cell table:style-name="ce1" office:value-type="string" calcext:value-type="string">
            <text:p>Test data siz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Actual number of positives</text:p>
          </table:table-cell>
          <table:table-cell table:number-columns-repeated="2" table:style-name="ce2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2" office:value-type="string" calcext:value-type="string">
            <text:p>Decision boundary energy</text:p>
          </table:table-cell>
          <table:table-cell table:number-columns-repeated="2" table:style-name="ce2" office:value-type="float" office:value="0.15" calcext:value-type="float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Positive samples mean energy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/>
          <table:table-cell table:style-name="ce2" office:value-type="string" calcext:value-type="string">
            <text:p>Negative samples mean energy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748" calcext:value-type="float">
            <text:p>0.1748</text:p>
          </table:table-cell>
        </table:table-row>
        <table:table-row table:style-name="ro1">
          <table:table-cell/>
          <table:table-cell table:style-name="ce2" office:value-type="string" calcext:value-type="string">
            <text:p>Accuracy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table:style-name="ce2" office:value-type="string" calcext:value-type="string">
            <text:p>F1-score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17" calcext:value-type="float">
            <text:p>0.7717</text:p>
          </table:table-cell>
        </table:table-row>
        <table:table-row table:style-name="ro1">
          <table:table-cell/>
          <table:table-cell table:style-name="ce2" office:value-type="string" calcext:value-type="string">
            <text:p>Number of predicted positives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 data size</text:p>
          </table:table-cell>
          <table:table-cell table:number-columns-repeated="2" table:style-name="ce2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2" office:value-type="string" calcext:value-type="string">
            <text:p>Actual number of positives</text:p>
          </table:table-cell>
          <table:table-cell table:number-columns-repeated="2" table:style-name="ce2" office:value-type="float" office:value="486" calcext:value-type="float">
            <text:p>486</text:p>
          </table:table-cell>
        </table:table-row>
        <table:table-row table:style-name="ro1">
          <table:table-cell/>
          <table:table-cell table:style-name="ce2" office:value-type="string" calcext:value-type="string">
            <text:p>Decision boundary energy</text:p>
          </table:table-cell>
          <table:table-cell table:number-columns-repeated="2" table:style-name="ce2" office:value-type="float" office:value="0.15" calcext:value-type="float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Positive samples mean energy</text:p>
          </table:table-cell>
          <table:table-cell table:style-name="ce2" office:value-type="float" office:value="0.1052" calcext:value-type="float">
            <text:p>0.1052</text:p>
          </table:table-cell>
          <table:table-cell table:style-name="ce2" office:value-type="float" office:value="0.0972" calcext:value-type="float">
            <text:p>0.0972</text:p>
          </table:table-cell>
        </table:table-row>
        <table:table-row table:style-name="ro1">
          <table:table-cell/>
          <table:table-cell table:style-name="ce2" office:value-type="string" calcext:value-type="string">
            <text:p>Negative samples mean energy</text:p>
          </table:table-cell>
          <table:table-cell table:style-name="ce2" office:value-type="float" office:value="0.2205" calcext:value-type="float">
            <text:p>0.2205</text:p>
          </table:table-cell>
          <table:table-cell table:style-name="ce2" office:value-type="float" office:value="0.2126" calcext:value-type="float">
            <text:p>0.2126</text:p>
          </table:table-cell>
        </table:table-row>
        <table:table-row table:style-name="ro1">
          <table:table-cell/>
          <table:table-cell table:style-name="ce2" office:value-type="string" calcext:value-type="string">
            <text:p>Accuracy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61" calcext:value-type="float">
            <text:p>0.661</text:p>
          </table:table-cell>
        </table:table-row>
        <table:table-row table:style-name="ro1">
          <table:table-cell/>
          <table:table-cell table:style-name="ce2" office:value-type="string" calcext:value-type="string">
            <text:p>F1-score</text:p>
          </table:table-cell>
          <table:table-cell table:style-name="ce2" office:value-type="float" office:value="0.6201" calcext:value-type="float">
            <text:p>0.6201</text:p>
          </table:table-cell>
          <table:table-cell table:style-name="ce2" office:value-type="float" office:value="0.6397" calcext:value-type="float">
            <text:p>0.6397</text:p>
          </table:table-cell>
        </table:table-row>
        <table:table-row table:style-name="ro1">
          <table:table-cell/>
          <table:table-cell table:style-name="ce2" office:value-type="string" calcext:value-type="string">
            <text:p>Number of predicted positives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55" calcext:value-type="float">
            <text:p>45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 data size</text:p>
          </table:table-cell>
          <table:table-cell table:number-columns-repeated="2" table:style-name="ce2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2" office:value-type="string" calcext:value-type="string">
            <text:p>Actual number of positives</text:p>
          </table:table-cell>
          <table:table-cell table:number-columns-repeated="2" table:style-name="ce2" office:value-type="float" office:value="4966" calcext:value-type="float">
            <text:p>4966</text:p>
          </table:table-cell>
        </table:table-row>
        <table:table-row table:style-name="ro1">
          <table:table-cell/>
          <table:table-cell table:style-name="ce2" office:value-type="string" calcext:value-type="string">
            <text:p>Decision boundary energy</text:p>
          </table:table-cell>
          <table:table-cell table:number-columns-repeated="2" table:style-name="ce2" office:value-type="float" office:value="0.15" calcext:value-type="float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Positive samples mean energy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228" calcext:value-type="float">
            <text:p>0.1228</text:p>
          </table:table-cell>
        </table:table-row>
        <table:table-row table:style-name="ro1">
          <table:table-cell/>
          <table:table-cell table:style-name="ce2" office:value-type="string" calcext:value-type="string">
            <text:p>Negative samples mean energy</text:p>
          </table:table-cell>
          <table:table-cell table:style-name="ce2" office:value-type="float" office:value="0.2061" calcext:value-type="float">
            <text:p>0.2061</text:p>
          </table:table-cell>
          <table:table-cell table:style-name="ce2" office:value-type="float" office:value="0.2093" calcext:value-type="float">
            <text:p>0.2093</text:p>
          </table:table-cell>
        </table:table-row>
        <table:table-row table:style-name="ro1">
          <table:table-cell/>
          <table:table-cell table:style-name="ce2" office:value-type="string" calcext:value-type="string">
            <text:p>Accuracy</text:p>
          </table:table-cell>
          <table:table-cell table:style-name="ce2" office:value-type="float" office:value="0.6092" calcext:value-type="float">
            <text:p>0.6092</text:p>
          </table:table-cell>
          <table:table-cell table:style-name="ce2" office:value-type="float" office:value="0.5879" calcext:value-type="float">
            <text:p>0.5879</text:p>
          </table:table-cell>
        </table:table-row>
        <table:table-row table:style-name="ro1">
          <table:table-cell/>
          <table:table-cell table:style-name="ce2" office:value-type="string" calcext:value-type="string">
            <text:p>F1-score</text:p>
          </table:table-cell>
          <table:table-cell table:style-name="ce2" office:value-type="float" office:value="0.5848" calcext:value-type="float">
            <text:p>0.5848</text:p>
          </table:table-cell>
          <table:table-cell table:style-name="ce2" office:value-type="float" office:value="0.5534" calcext:value-type="float">
            <text:p>0.5534</text:p>
          </table:table-cell>
        </table:table-row>
        <table:table-row table:style-name="ro1">
          <table:table-cell/>
          <table:table-cell table:style-name="ce2" office:value-type="string" calcext:value-type="string">
            <text:p>Number of predicted positives</text:p>
          </table:table-cell>
          <table:table-cell table:style-name="ce2" office:value-type="float" office:value="4446" calcext:value-type="float">
            <text:p>4446</text:p>
          </table:table-cell>
          <table:table-cell table:style-name="ce2" office:value-type="float" office:value="4261" calcext:value-type="float">
            <text:p>4261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atent space walk step cou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3"/>
          <table:table-cell table:style-name="ce3" office:value-type="string" calcext:value-type="string">
            <text:p>Number of walk steps</text:p>
          </table:table-cell>
          <table:table-cell table:style-name="ce3" office:value-type="string" calcext:value-type="string">
            <text:p>(z1-z2) vector length</text:p>
          </table:table-cell>
        </table:table-row>
        <table:table-row table:style-name="ro3">
          <table:table-cell table:style-name="ce3" office:value-type="string" calcext:value-type="string">
            <text:p>Mean</text:p>
          </table:table-cell>
          <table:table-cell table:style-name="ce4" table:formula="of:=AVERAGE([.B6:.B1048576])" office:value-type="float" office:value="153.847" calcext:value-type="float">
            <text:p>153.847</text:p>
          </table:table-cell>
          <table:table-cell table:style-name="ce4" table:formula="of:=AVERAGE([.C6:.C1048576])" office:value-type="float" office:value="0.154335558" calcext:value-type="float">
            <text:p>0.154335558</text:p>
          </table:table-cell>
        </table:table-row>
        <table:table-row table:style-name="ro3">
          <table:table-cell table:style-name="ce3" office:value-type="string" calcext:value-type="string">
            <text:p>Std</text:p>
          </table:table-cell>
          <table:table-cell table:style-name="ce4" table:formula="of:=STDEV([.B6:.B1048576])" office:value-type="float" office:value="109.352876700353" calcext:value-type="float">
            <text:p>109.352876700353</text:p>
          </table:table-cell>
          <table:table-cell table:style-name="ce4" table:formula="of:=STDEV([.C6:.C1048576])" office:value-type="float" office:value="0.109347396993142" calcext:value-type="float">
            <text:p>0.109347396993142</text:p>
          </table:table-cell>
        </table:table-row>
        <table:table-row table:style-name="ro3">
          <table:table-cell table:style-name="ce3" office:value-type="string" calcext:value-type="string">
            <text:p>Max</text:p>
          </table:table-cell>
          <table:table-cell table:style-name="ce4" table:formula="of:=MAX([.B6:.B1048576])" office:value-type="float" office:value="623" calcext:value-type="float">
            <text:p>623</text:p>
          </table:table-cell>
          <table:table-cell table:style-name="ce4" table:formula="of:=MAX([.C6:.C1048576])" office:value-type="float" office:value="0.623276" calcext:value-type="float">
            <text:p>0.623276</text:p>
          </table:table-cell>
        </table:table-row>
        <table:table-row table:style-name="ro3">
          <table:table-cell table:style-name="ce3" office:value-type="string" calcext:value-type="string">
            <text:p>Min</text:p>
          </table:table-cell>
          <table:table-cell table:style-name="ce4" table:formula="of:=MIN([.B6:.B1048576])" office:value-type="float" office:value="0" calcext:value-type="float">
            <text:p>0</text:p>
          </table:table-cell>
          <table:table-cell table:style-name="ce4" table:formula="of:=MIN([.C6:.C1048576])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387" calcext:value-type="float">
            <text:p>0.106387</text:p>
          </table:table-cell>
        </table:table-row>
        <table:table-row table:style-name="ro3">
          <table:table-cell/>
          <table:table-cell office:value-type="float" office:value="170" calcext:value-type="float">
            <text:p>170</text:p>
          </table:table-cell>
          <table:table-cell office:value-type="float" office:value="0.170089" calcext:value-type="float">
            <text:p>0.170089</text:p>
          </table:table-cell>
        </table:table-row>
        <table:table-row table:style-name="ro3">
          <table:table-cell/>
          <table:table-cell office:value-type="float" office:value="357" calcext:value-type="float">
            <text:p>357</text:p>
          </table:table-cell>
          <table:table-cell office:value-type="float" office:value="0.35798" calcext:value-type="float">
            <text:p>0.35798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float" office:value="0.146097" calcext:value-type="float">
            <text:p>0.146097</text:p>
          </table:table-cell>
        </table:table-row>
        <table:table-row table:style-name="ro3">
          <table:table-cell/>
          <table:table-cell office:value-type="float" office:value="335" calcext:value-type="float">
            <text:p>335</text:p>
          </table:table-cell>
          <table:table-cell office:value-type="float" office:value="0.335977" calcext:value-type="float">
            <text:p>0.335977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145" calcext:value-type="float">
            <text:p>0.174145</text:p>
          </table:table-cell>
        </table:table-row>
        <table:table-row table:style-name="ro3">
          <table:table-cell/>
          <table:table-cell office:value-type="float" office:value="236" calcext:value-type="float">
            <text:p>236</text:p>
          </table:table-cell>
          <table:table-cell office:value-type="float" office:value="0.236435" calcext:value-type="float">
            <text:p>0.236435</text:p>
          </table:table-cell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 office:value-type="float" office:value="0.348083" calcext:value-type="float">
            <text:p>0.348083</text:p>
          </table:table-cell>
        </table:table-row>
        <table:table-row table:style-name="ro3">
          <table:table-cell/>
          <table:table-cell office:value-type="float" office:value="202" calcext:value-type="float">
            <text:p>202</text:p>
          </table:table-cell>
          <table:table-cell office:value-type="float" office:value="0.202767" calcext:value-type="float">
            <text:p>0.202767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208" calcext:value-type="float">
            <text:p>0.147208</text:p>
          </table:table-cell>
        </table:table-row>
        <table:table-row table:style-name="ro3">
          <table:table-cell/>
          <table:table-cell office:value-type="float" office:value="198" calcext:value-type="float">
            <text:p>198</text:p>
          </table:table-cell>
          <table:table-cell office:value-type="float" office:value="0.198285" calcext:value-type="float">
            <text:p>0.198285</text:p>
          </table:table-cell>
        </table:table-row>
        <table:table-row table:style-name="ro3">
          <table:table-cell/>
          <table:table-cell office:value-type="float" office:value="272" calcext:value-type="float">
            <text:p>272</text:p>
          </table:table-cell>
          <table:table-cell office:value-type="float" office:value="0.27236" calcext:value-type="float">
            <text:p>0.27236</text:p>
          </table:table-cell>
        </table:table-row>
        <table:table-row table:style-name="ro3">
          <table:table-cell/>
          <table:table-cell office:value-type="float" office:value="213" calcext:value-type="float">
            <text:p>213</text:p>
          </table:table-cell>
          <table:table-cell office:value-type="float" office:value="0.213497" calcext:value-type="float">
            <text:p>0.213497</text:p>
          </table:table-cell>
        </table:table-row>
        <table:table-row table:style-name="ro3">
          <table:table-cell/>
          <table:table-cell office:value-type="float" office:value="209" calcext:value-type="float">
            <text:p>209</text:p>
          </table:table-cell>
          <table:table-cell office:value-type="float" office:value="0.209495" calcext:value-type="float">
            <text:p>0.209495</text:p>
          </table:table-cell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float" office:value="0.240608" calcext:value-type="float">
            <text:p>0.240608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983" calcext:value-type="float">
            <text:p>0.136983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033436" calcext:value-type="float">
            <text:p>0.033436</text:p>
          </table:table-cell>
        </table:table-row>
        <table:table-row table:style-name="ro3">
          <table:table-cell/>
          <table:table-cell office:value-type="float" office:value="198" calcext:value-type="float">
            <text:p>198</text:p>
          </table:table-cell>
          <table:table-cell office:value-type="float" office:value="0.198086" calcext:value-type="float">
            <text:p>0.198086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766" calcext:value-type="float">
            <text:p>0.147766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574" calcext:value-type="float">
            <text:p>0.061574</text:p>
          </table:table-cell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float" office:value="0.240406" calcext:value-type="float">
            <text:p>0.240406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168" calcext:value-type="float">
            <text:p>0.106168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68" calcext:value-type="float">
            <text:p>0.14768</text:p>
          </table:table-cell>
        </table:table-row>
        <table:table-row table:style-name="ro3">
          <table:table-cell/>
          <table:table-cell office:value-type="float" office:value="198" calcext:value-type="float">
            <text:p>198</text:p>
          </table:table-cell>
          <table:table-cell office:value-type="float" office:value="0.19856" calcext:value-type="float">
            <text:p>0.19856</text:p>
          </table:table-cell>
        </table:table-row>
        <table:table-row table:style-name="ro3">
          <table:table-cell/>
          <table:table-cell office:value-type="float" office:value="192" calcext:value-type="float">
            <text:p>192</text:p>
          </table:table-cell>
          <table:table-cell office:value-type="float" office:value="0.192839" calcext:value-type="float">
            <text:p>0.192839</text:p>
          </table:table-cell>
        </table:table-row>
        <table:table-row table:style-name="ro3">
          <table:table-cell/>
          <table:table-cell office:value-type="float" office:value="301" calcext:value-type="float">
            <text:p>301</text:p>
          </table:table-cell>
          <table:table-cell office:value-type="float" office:value="0.301057" calcext:value-type="float">
            <text:p>0.301057</text:p>
          </table:table-cell>
        </table:table-row>
        <table:table-row table:style-name="ro3">
          <table:table-cell/>
          <table:table-cell office:value-type="float" office:value="212" calcext:value-type="float">
            <text:p>212</text:p>
          </table:table-cell>
          <table:table-cell office:value-type="float" office:value="0.212315" calcext:value-type="float">
            <text:p>0.212315</text:p>
          </table:table-cell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float" office:value="0.240179" calcext:value-type="float">
            <text:p>0.24017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25" calcext:value-type="float">
            <text:p>0.10125</text:p>
          </table:table-cell>
        </table:table-row>
        <table:table-row table:style-name="ro3">
          <table:table-cell/>
          <table:table-cell office:value-type="float" office:value="212" calcext:value-type="float">
            <text:p>212</text:p>
          </table:table-cell>
          <table:table-cell office:value-type="float" office:value="0.212195" calcext:value-type="float">
            <text:p>0.212195</text:p>
          </table:table-cell>
        </table:table-row>
        <table:table-row table:style-name="ro3">
          <table:table-cell/>
          <table:table-cell office:value-type="float" office:value="212" calcext:value-type="float">
            <text:p>212</text:p>
          </table:table-cell>
          <table:table-cell office:value-type="float" office:value="0.212522" calcext:value-type="float">
            <text:p>0.212522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446" calcext:value-type="float">
            <text:p>0.147446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004" calcext:value-type="float">
            <text:p>0.106004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013" calcext:value-type="float">
            <text:p>0.056013</text:p>
          </table:table-cell>
        </table:table-row>
        <table:table-row table:style-name="ro3">
          <table:table-cell/>
          <table:table-cell office:value-type="float" office:value="184" calcext:value-type="float">
            <text:p>184</text:p>
          </table:table-cell>
          <table:table-cell office:value-type="float" office:value="0.184846" calcext:value-type="float">
            <text:p>0.184846</text:p>
          </table:table-cell>
        </table:table-row>
        <table:table-row table:style-name="ro3">
          <table:table-cell/>
          <table:table-cell office:value-type="float" office:value="322" calcext:value-type="float">
            <text:p>322</text:p>
          </table:table-cell>
          <table:table-cell office:value-type="float" office:value="0.322365" calcext:value-type="float">
            <text:p>0.322365</text:p>
          </table:table-cell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float" office:value="0.105947" calcext:value-type="float">
            <text:p>0.105947</text:p>
          </table:table-cell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office:value-type="float" office:value="0.270184" calcext:value-type="float">
            <text:p>0.270184</text:p>
          </table:table-cell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0.17141" calcext:value-type="float">
            <text:p>0.17141</text:p>
          </table:table-cell>
        </table:table-row>
        <table:table-row table:style-name="ro3">
          <table:table-cell/>
          <table:table-cell office:value-type="float" office:value="366" calcext:value-type="float">
            <text:p>366</text:p>
          </table:table-cell>
          <table:table-cell office:value-type="float" office:value="0.366147" calcext:value-type="float">
            <text:p>0.366147</text:p>
          </table:table-cell>
        </table:table-row>
        <table:table-row table:style-name="ro3">
          <table:table-cell/>
          <table:table-cell office:value-type="float" office:value="204" calcext:value-type="float">
            <text:p>204</text:p>
          </table:table-cell>
          <table:table-cell office:value-type="float" office:value="0.204908" calcext:value-type="float">
            <text:p>0.204908</text:p>
          </table:table-cell>
        </table:table-row>
        <table:table-row table:style-name="ro3">
          <table:table-cell/>
          <table:table-cell office:value-type="float" office:value="178" calcext:value-type="float">
            <text:p>178</text:p>
          </table:table-cell>
          <table:table-cell office:value-type="float" office:value="0.178518" calcext:value-type="float">
            <text:p>0.178518</text:p>
          </table:table-cell>
        </table:table-row>
        <table:table-row table:style-name="ro3">
          <table:table-cell/>
          <table:table-cell office:value-type="float" office:value="243" calcext:value-type="float">
            <text:p>243</text:p>
          </table:table-cell>
          <table:table-cell office:value-type="float" office:value="0.243616" calcext:value-type="float">
            <text:p>0.243616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033332" calcext:value-type="float">
            <text:p>0.033332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783" calcext:value-type="float">
            <text:p>0.275783</text:p>
          </table:table-cell>
        </table:table-row>
        <table:table-row table:style-name="ro3">
          <table:table-cell/>
          <table:table-cell office:value-type="float" office:value="235" calcext:value-type="float">
            <text:p>235</text:p>
          </table:table-cell>
          <table:table-cell office:value-type="float" office:value="0.235034" calcext:value-type="float">
            <text:p>0.235034</text:p>
          </table:table-cell>
        </table:table-row>
        <table:table-row table:style-name="ro3">
          <table:table-cell/>
          <table:table-cell office:value-type="float" office:value="333" calcext:value-type="float">
            <text:p>333</text:p>
          </table:table-cell>
          <table:table-cell office:value-type="float" office:value="0.333079" calcext:value-type="float">
            <text:p>0.333079</text:p>
          </table:table-cell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float" office:value="0.208348" calcext:value-type="float">
            <text:p>0.208348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float" office:value="0.146302" calcext:value-type="float">
            <text:p>0.146302</text:p>
          </table:table-cell>
        </table:table-row>
        <table:table-row table:style-name="ro3">
          <table:table-cell/>
          <table:table-cell office:value-type="float" office:value="252" calcext:value-type="float">
            <text:p>252</text:p>
          </table:table-cell>
          <table:table-cell office:value-type="float" office:value="0.252444" calcext:value-type="float">
            <text:p>0.252444</text:p>
          </table:table-cell>
        </table:table-row>
        <table:table-row table:style-name="ro3">
          <table:table-cell/>
          <table:table-cell office:value-type="float" office:value="329" calcext:value-type="float">
            <text:p>329</text:p>
          </table:table-cell>
          <table:table-cell office:value-type="float" office:value="0.329255" calcext:value-type="float">
            <text:p>0.329255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float" office:value="0.043365" calcext:value-type="float">
            <text:p>0.04336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54" calcext:value-type="float">
            <text:p>354</text:p>
          </table:table-cell>
          <table:table-cell office:value-type="float" office:value="0.35425" calcext:value-type="float">
            <text:p>0.35425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float" office:value="0.146884" calcext:value-type="float">
            <text:p>0.146884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float" office:value="0.146863" calcext:value-type="float">
            <text:p>0.146863</text:p>
          </table:table-cell>
        </table:table-row>
        <table:table-row table:style-name="ro3">
          <table:table-cell/>
          <table:table-cell office:value-type="float" office:value="204" calcext:value-type="float">
            <text:p>204</text:p>
          </table:table-cell>
          <table:table-cell office:value-type="float" office:value="0.204462" calcext:value-type="float">
            <text:p>0.204462</text:p>
          </table:table-cell>
        </table:table-row>
        <table:table-row table:style-name="ro3">
          <table:table-cell/>
          <table:table-cell office:value-type="float" office:value="211" calcext:value-type="float">
            <text:p>211</text:p>
          </table:table-cell>
          <table:table-cell office:value-type="float" office:value="0.211346" calcext:value-type="float">
            <text:p>0.211346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float" office:value="0.234565" calcext:value-type="float">
            <text:p>0.234565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968" calcext:value-type="float">
            <text:p>0.20796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69" calcext:value-type="float">
            <text:p>269</text:p>
          </table:table-cell>
          <table:table-cell office:value-type="float" office:value="0.26921" calcext:value-type="float">
            <text:p>0.26921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872" calcext:value-type="float">
            <text:p>0.052872</text:p>
          </table:table-cell>
        </table:table-row>
        <table:table-row table:style-name="ro3">
          <table:table-cell/>
          <table:table-cell office:value-type="float" office:value="184" calcext:value-type="float">
            <text:p>184</text:p>
          </table:table-cell>
          <table:table-cell office:value-type="float" office:value="0.184179" calcext:value-type="float">
            <text:p>0.184179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078857" calcext:value-type="float">
            <text:p>0.078857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float" office:value="0.146678" calcext:value-type="float">
            <text:p>0.146678</text:p>
          </table:table-cell>
        </table:table-row>
        <table:table-row table:style-name="ro3">
          <table:table-cell/>
          <table:table-cell office:value-type="float" office:value="196" calcext:value-type="float">
            <text:p>196</text:p>
          </table:table-cell>
          <table:table-cell office:value-type="float" office:value="0.196979" calcext:value-type="float">
            <text:p>0.196979</text:p>
          </table:table-cell>
        </table:table-row>
        <table:table-row table:style-name="ro3">
          <table:table-cell/>
          <table:table-cell office:value-type="float" office:value="366" calcext:value-type="float">
            <text:p>366</text:p>
          </table:table-cell>
          <table:table-cell office:value-type="float" office:value="0.366091" calcext:value-type="float">
            <text:p>0.366091</text:p>
          </table:table-cell>
        </table:table-row>
        <table:table-row table:style-name="ro3">
          <table:table-cell/>
          <table:table-cell office:value-type="float" office:value="417" calcext:value-type="float">
            <text:p>417</text:p>
          </table:table-cell>
          <table:table-cell office:value-type="float" office:value="0.417994" calcext:value-type="float">
            <text:p>0.417994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092203" calcext:value-type="float">
            <text:p>0.092203</text:p>
          </table:table-cell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float" office:value="0.117915" calcext:value-type="float">
            <text:p>0.117915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576" calcext:value-type="float">
            <text:p>0.089576</text:p>
          </table:table-cell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float" office:value="0.057461" calcext:value-type="float">
            <text:p>0.057461</text:p>
          </table:table-cell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float" office:value="0.117881" calcext:value-type="float">
            <text:p>0.117881</text:p>
          </table:table-cell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 office:value-type="float" office:value="0.228737" calcext:value-type="float">
            <text:p>0.228737</text:p>
          </table:table-cell>
        </table:table-row>
        <table:table-row table:style-name="ro3">
          <table:table-cell/>
          <table:table-cell office:value-type="float" office:value="418" calcext:value-type="float">
            <text:p>418</text:p>
          </table:table-cell>
          <table:table-cell office:value-type="float" office:value="0.41839" calcext:value-type="float">
            <text:p>0.41839</text:p>
          </table:table-cell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 office:value-type="float" office:value="0.217085" calcext:value-type="float">
            <text:p>0.217085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092138" calcext:value-type="float">
            <text:p>0.092138</text:p>
          </table:table-cell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 office:value-type="float" office:value="0.217049" calcext:value-type="float">
            <text:p>0.217049</text:p>
          </table:table-cell>
        </table:table-row>
        <table:table-row table:style-name="ro3">
          <table:table-cell/>
          <table:table-cell office:value-type="float" office:value="177" calcext:value-type="float">
            <text:p>177</text:p>
          </table:table-cell>
          <table:table-cell office:value-type="float" office:value="0.177468" calcext:value-type="float">
            <text:p>0.177468</text:p>
          </table:table-cell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 office:value-type="float" office:value="0.24962" calcext:value-type="float">
            <text:p>0.24962</text:p>
          </table:table-cell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0.290923" calcext:value-type="float">
            <text:p>0.290923</text:p>
          </table:table-cell>
        </table:table-row>
        <table:table-row table:style-name="ro3">
          <table:table-cell/>
          <table:table-cell office:value-type="float" office:value="305" calcext:value-type="float">
            <text:p>305</text:p>
          </table:table-cell>
          <table:table-cell office:value-type="float" office:value="0.305178" calcext:value-type="float">
            <text:p>0.305178</text:p>
          </table:table-cell>
        </table:table-row>
        <table:table-row table:style-name="ro3">
          <table:table-cell/>
          <table:table-cell office:value-type="float" office:value="478" calcext:value-type="float">
            <text:p>478</text:p>
          </table:table-cell>
          <table:table-cell office:value-type="float" office:value="0.478413" calcext:value-type="float">
            <text:p>0.47841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495" calcext:value-type="float">
            <text:p>495</text:p>
          </table:table-cell>
          <table:table-cell office:value-type="float" office:value="0.495358" calcext:value-type="float">
            <text:p>0.495358</text:p>
          </table:table-cell>
        </table:table-row>
        <table:table-row table:style-name="ro3">
          <table:table-cell/>
          <table:table-cell office:value-type="float" office:value="216" calcext:value-type="float">
            <text:p>216</text:p>
          </table:table-cell>
          <table:table-cell office:value-type="float" office:value="0.216353" calcext:value-type="float">
            <text:p>0.216353</text:p>
          </table:table-cell>
        </table:table-row>
        <table:table-row table:style-name="ro3">
          <table:table-cell/>
          <table:table-cell office:value-type="float" office:value="356" calcext:value-type="float">
            <text:p>356</text:p>
          </table:table-cell>
          <table:table-cell office:value-type="float" office:value="0.356458" calcext:value-type="float">
            <text:p>0.356458</text:p>
          </table:table-cell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0.187899" calcext:value-type="float">
            <text:p>0.187899</text:p>
          </table:table-cell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office:value-type="float" office:value="0.190506" calcext:value-type="float">
            <text:p>0.190506</text:p>
          </table:table-cell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0.290746" calcext:value-type="float">
            <text:p>0.290746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612" calcext:value-type="float">
            <text:p>0.275612</text:p>
          </table:table-cell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office:value-type="float" office:value="0.336324" calcext:value-type="float">
            <text:p>0.336324</text:p>
          </table:table-cell>
        </table:table-row>
        <table:table-row table:style-name="ro3">
          <table:table-cell/>
          <table:table-cell office:value-type="float" office:value="495" calcext:value-type="float">
            <text:p>495</text:p>
          </table:table-cell>
          <table:table-cell office:value-type="float" office:value="0.495108" calcext:value-type="float">
            <text:p>0.495108</text:p>
          </table:table-cell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float" office:value="0.157433" calcext:value-type="float">
            <text:p>0.157433</text:p>
          </table:table-cell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 office:value-type="float" office:value="0.346949" calcext:value-type="float">
            <text:p>0.346949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349" calcext:value-type="float">
            <text:p>0.061349</text:p>
          </table:table-cell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office:value-type="float" office:value="0.336233" calcext:value-type="float">
            <text:p>0.336233</text:p>
          </table:table-cell>
        </table:table-row>
        <table:table-row table:style-name="ro3">
          <table:table-cell/>
          <table:table-cell office:value-type="float" office:value="216" calcext:value-type="float">
            <text:p>216</text:p>
          </table:table-cell>
          <table:table-cell office:value-type="float" office:value="0.216204" calcext:value-type="float">
            <text:p>0.216204</text:p>
          </table:table-cell>
        </table:table-row>
        <table:table-row table:style-name="ro3">
          <table:table-cell/>
          <table:table-cell office:value-type="float" office:value="307" calcext:value-type="float">
            <text:p>307</text:p>
          </table:table-cell>
          <table:table-cell office:value-type="float" office:value="0.307312" calcext:value-type="float">
            <text:p>0.307312</text:p>
          </table:table-cell>
        </table:table-row>
        <table:table-row table:style-name="ro3">
          <table:table-cell/>
          <table:table-cell office:value-type="float" office:value="417" calcext:value-type="float">
            <text:p>417</text:p>
          </table:table-cell>
          <table:table-cell office:value-type="float" office:value="0.417709" calcext:value-type="float">
            <text:p>0.417709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081841" calcext:value-type="float">
            <text:p>0.081841</text:p>
          </table:table-cell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office:value-type="float" office:value="0.141606" calcext:value-type="float">
            <text:p>0.141606</text:p>
          </table:table-cell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0.29055" calcext:value-type="float">
            <text:p>0.29055</text:p>
          </table:table-cell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 office:value-type="float" office:value="0.346865" calcext:value-type="float">
            <text:p>0.346865</text:p>
          </table:table-cell>
        </table:table-row>
        <table:table-row table:style-name="ro3">
          <table:table-cell/>
          <table:table-cell office:value-type="float" office:value="477" calcext:value-type="float">
            <text:p>477</text:p>
          </table:table-cell>
          <table:table-cell office:value-type="float" office:value="0.477822" calcext:value-type="float">
            <text:p>0.477822</text:p>
          </table:table-cell>
        </table:table-row>
        <table:table-row table:style-name="ro3">
          <table:table-cell/>
          <table:table-cell office:value-type="float" office:value="284" calcext:value-type="float">
            <text:p>284</text:p>
          </table:table-cell>
          <table:table-cell office:value-type="float" office:value="0.284475" calcext:value-type="float">
            <text:p>0.284475</text:p>
          </table:table-cell>
        </table:table-row>
        <table:table-row table:style-name="ro3">
          <table:table-cell/>
          <table:table-cell office:value-type="float" office:value="279" calcext:value-type="float">
            <text:p>279</text:p>
          </table:table-cell>
          <table:table-cell office:value-type="float" office:value="0.27902" calcext:value-type="float">
            <text:p>0.27902</text:p>
          </table:table-cell>
        </table:table-row>
        <table:table-row table:style-name="ro3">
          <table:table-cell/>
          <table:table-cell office:value-type="float" office:value="177" calcext:value-type="float">
            <text:p>177</text:p>
          </table:table-cell>
          <table:table-cell office:value-type="float" office:value="0.177233" calcext:value-type="float">
            <text:p>0.177233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041396" calcext:value-type="float">
            <text:p>0.041396</text:p>
          </table:table-cell>
        </table:table-row>
        <table:table-row table:style-name="ro3">
          <table:table-cell/>
          <table:table-cell office:value-type="float" office:value="417" calcext:value-type="float">
            <text:p>417</text:p>
          </table:table-cell>
          <table:table-cell office:value-type="float" office:value="0.417535" calcext:value-type="float">
            <text:p>0.417535</text:p>
          </table:table-cell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 office:value-type="float" office:value="0.346701" calcext:value-type="float">
            <text:p>0.346701</text:p>
          </table:table-cell>
        </table:table-row>
        <table:table-row table:style-name="ro3">
          <table:table-cell/>
          <table:table-cell office:value-type="float" office:value="444" calcext:value-type="float">
            <text:p>444</text:p>
          </table:table-cell>
          <table:table-cell office:value-type="float" office:value="0.444054" calcext:value-type="float">
            <text:p>0.444054</text:p>
          </table:table-cell>
        </table:table-row>
        <table:table-row table:style-name="ro3">
          <table:table-cell/>
          <table:table-cell office:value-type="float" office:value="477" calcext:value-type="float">
            <text:p>477</text:p>
          </table:table-cell>
          <table:table-cell office:value-type="float" office:value="0.477675" calcext:value-type="float">
            <text:p>0.477675</text:p>
          </table:table-cell>
        </table:table-row>
        <table:table-row table:style-name="ro3">
          <table:table-cell/>
          <table:table-cell office:value-type="float" office:value="235" calcext:value-type="float">
            <text:p>235</text:p>
          </table:table-cell>
          <table:table-cell office:value-type="float" office:value="0.235566" calcext:value-type="float">
            <text:p>0.235566</text:p>
          </table:table-cell>
        </table:table-row>
        <table:table-row table:style-name="ro3">
          <table:table-cell/>
          <table:table-cell office:value-type="float" office:value="262" calcext:value-type="float">
            <text:p>262</text:p>
          </table:table-cell>
          <table:table-cell office:value-type="float" office:value="0.262532" calcext:value-type="float">
            <text:p>0.262532</text:p>
          </table:table-cell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 office:value-type="float" office:value="0.228237" calcext:value-type="float">
            <text:p>0.228237</text:p>
          </table:table-cell>
        </table:table-row>
        <table:table-row table:style-name="ro3">
          <table:table-cell/>
          <table:table-cell office:value-type="float" office:value="417" calcext:value-type="float">
            <text:p>417</text:p>
          </table:table-cell>
          <table:table-cell office:value-type="float" office:value="0.417437" calcext:value-type="float">
            <text:p>0.417437</text:p>
          </table:table-cell>
        </table:table-row>
        <table:table-row table:style-name="ro3">
          <table:table-cell/>
          <table:table-cell office:value-type="float" office:value="265" calcext:value-type="float">
            <text:p>265</text:p>
          </table:table-cell>
          <table:table-cell office:value-type="float" office:value="0.265693" calcext:value-type="float">
            <text:p>0.265693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0.09798" calcext:value-type="float">
            <text:p>0.09798</text:p>
          </table:table-cell>
        </table:table-row>
        <table:table-row table:style-name="ro3">
          <table:table-cell/>
          <table:table-cell office:value-type="float" office:value="177" calcext:value-type="float">
            <text:p>177</text:p>
          </table:table-cell>
          <table:table-cell office:value-type="float" office:value="0.177179" calcext:value-type="float">
            <text:p>0.177179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341" calcext:value-type="float">
            <text:p>0.158341</text:p>
          </table:table-cell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office:value-type="float" office:value="0.131803" calcext:value-type="float">
            <text:p>0.131803</text:p>
          </table:table-cell>
        </table:table-row>
        <table:table-row table:style-name="ro3">
          <table:table-cell/>
          <table:table-cell office:value-type="float" office:value="226" calcext:value-type="float">
            <text:p>226</text:p>
          </table:table-cell>
          <table:table-cell office:value-type="float" office:value="0.226039" calcext:value-type="float">
            <text:p>0.226039</text:p>
          </table:table-cell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float" office:value="0.127616" calcext:value-type="float">
            <text:p>0.127616</text:p>
          </table:table-cell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float" office:value="0.214566" calcext:value-type="float">
            <text:p>0.214566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132" calcext:value-type="float">
            <text:p>0.076132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091922" calcext:value-type="float">
            <text:p>0.091922</text:p>
          </table:table-cell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float" office:value="0.057972" calcext:value-type="float">
            <text:p>0.057972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069177" calcext:value-type="float">
            <text:p>0.069177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847" calcext:value-type="float">
            <text:p>0.106847</text:p>
          </table:table-cell>
        </table:table-row>
        <table:table-row table:style-name="ro3">
          <table:table-cell/>
          <table:table-cell office:value-type="float" office:value="218" calcext:value-type="float">
            <text:p>218</text:p>
          </table:table-cell>
          <table:table-cell office:value-type="float" office:value="0.218185" calcext:value-type="float">
            <text:p>0.218185</text:p>
          </table:table-cell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office:value-type="float" office:value="0.193189" calcext:value-type="float">
            <text:p>0.193189</text:p>
          </table:table-cell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float" office:value="0.154426" calcext:value-type="float">
            <text:p>0.154426</text:p>
          </table:table-cell>
        </table:table-row>
        <table:table-row table:style-name="ro3">
          <table:table-cell/>
          <table:table-cell office:value-type="float" office:value="177" calcext:value-type="float">
            <text:p>177</text:p>
          </table:table-cell>
          <table:table-cell office:value-type="float" office:value="0.177135" calcext:value-type="float">
            <text:p>0.177135</text:p>
          </table:table-cell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float" office:value="0.133632" calcext:value-type="float">
            <text:p>0.133632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131" calcext:value-type="float">
            <text:p>0.130131</text:p>
          </table:table-cell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 office:value-type="float" office:value="0.22813" calcext:value-type="float">
            <text:p>0.22813</text:p>
          </table:table-cell>
        </table:table-row>
        <table:table-row table:style-name="ro3">
          <table:table-cell/>
          <table:table-cell office:value-type="float" office:value="159" calcext:value-type="float">
            <text:p>159</text:p>
          </table:table-cell>
          <table:table-cell office:value-type="float" office:value="0.159111" calcext:value-type="float">
            <text:p>0.159111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0.015723" calcext:value-type="float">
            <text:p>0.015723</text:p>
          </table:table-cell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0.290243" calcext:value-type="float">
            <text:p>0.290243</text:p>
          </table:table-cell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office:value-type="float" office:value="0.162087" calcext:value-type="float">
            <text:p>0.162087</text:p>
          </table:table-cell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float" office:value="0.127308" calcext:value-type="float">
            <text:p>0.127308</text:p>
          </table:table-cell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float" office:value="0.176331" calcext:value-type="float">
            <text:p>0.17633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0.023175" calcext:value-type="float">
            <text:p>0.023175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285" calcext:value-type="float">
            <text:p>0.061285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518" calcext:value-type="float">
            <text:p>0.153518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129" calcext:value-type="float">
            <text:p>0.207129</text:p>
          </table:table-cell>
        </table:table-row>
        <table:table-row table:style-name="ro3">
          <table:table-cell/>
          <table:table-cell office:value-type="float" office:value="279" calcext:value-type="float">
            <text:p>279</text:p>
          </table:table-cell>
          <table:table-cell office:value-type="float" office:value="0.279808" calcext:value-type="float">
            <text:p>0.279808</text:p>
          </table:table-cell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 office:value-type="float" office:value="0.210516" calcext:value-type="float">
            <text:p>0.210516</text:p>
          </table:table-cell>
        </table:table-row>
        <table:table-row table:style-name="ro3">
          <table:table-cell/>
          <table:table-cell office:value-type="float" office:value="261" calcext:value-type="float">
            <text:p>261</text:p>
          </table:table-cell>
          <table:table-cell office:value-type="float" office:value="0.261833" calcext:value-type="float">
            <text:p>0.261833</text:p>
          </table:table-cell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office:value-type="float" office:value="0.19058" calcext:value-type="float">
            <text:p>0.19058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262" calcext:value-type="float">
            <text:p>0.129262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0.060163" calcext:value-type="float">
            <text:p>0.060163</text:p>
          </table:table-cell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float" office:value="0.157878" calcext:value-type="float">
            <text:p>0.157878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281" calcext:value-type="float">
            <text:p>0.061281</text:p>
          </table:table-cell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office:value-type="float" office:value="0.155344" calcext:value-type="float">
            <text:p>0.155344</text:p>
          </table:table-cell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office:value-type="float" office:value="0.165541" calcext:value-type="float">
            <text:p>0.165541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527" calcext:value-type="float">
            <text:p>0.073527</text:p>
          </table:table-cell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 office:value-type="float" office:value="0.21048" calcext:value-type="float">
            <text:p>0.21048</text:p>
          </table:table-cell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 office:value-type="float" office:value="0.210476" calcext:value-type="float">
            <text:p>0.210476</text:p>
          </table:table-cell>
        </table:table-row>
        <table:table-row table:style-name="ro3">
          <table:table-cell/>
          <table:table-cell office:value-type="float" office:value="192" calcext:value-type="float">
            <text:p>192</text:p>
          </table:table-cell>
          <table:table-cell office:value-type="float" office:value="0.192053" calcext:value-type="float">
            <text:p>0.192053</text:p>
          </table:table-cell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float" office:value="0.083885" calcext:value-type="float">
            <text:p>0.083885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237" calcext:value-type="float">
            <text:p>0.101237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299" calcext:value-type="float">
            <text:p>0.073299</text:p>
          </table:table-cell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float" office:value="0.068304" calcext:value-type="float">
            <text:p>0.068304</text:p>
          </table:table-cell>
        </table:table-row>
        <table:table-row table:style-name="ro3">
          <table:table-cell/>
          <table:table-cell office:value-type="float" office:value="185" calcext:value-type="float">
            <text:p>185</text:p>
          </table:table-cell>
          <table:table-cell office:value-type="float" office:value="0.185456" calcext:value-type="float">
            <text:p>0.185456</text:p>
          </table:table-cell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0.171402" calcext:value-type="float">
            <text:p>0.171402</text:p>
          </table:table-cell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office:value-type="float" office:value="0.165513" calcext:value-type="float">
            <text:p>0.165513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619" calcext:value-type="float">
            <text:p>0.129619</text:p>
          </table:table-cell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float" office:value="0.112015" calcext:value-type="float">
            <text:p>0.112015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491" calcext:value-type="float">
            <text:p>0.101491</text:p>
          </table:table-cell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float" office:value="0.068658" calcext:value-type="float">
            <text:p>0.068658</text:p>
          </table:table-cell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 office:value-type="float" office:value="0.210439" calcext:value-type="float">
            <text:p>0.210439</text:p>
          </table:table-cell>
        </table:table-row>
        <table:table-row table:style-name="ro3">
          <table:table-cell/>
          <table:table-cell office:value-type="float" office:value="279" calcext:value-type="float">
            <text:p>279</text:p>
          </table:table-cell>
          <table:table-cell office:value-type="float" office:value="0.27974" calcext:value-type="float">
            <text:p>0.27974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484" calcext:value-type="float">
            <text:p>0.153484</text:p>
          </table:table-cell>
        </table:table-row>
        <table:table-row table:style-name="ro3">
          <table:table-cell/>
          <table:table-cell office:value-type="float" office:value="178" calcext:value-type="float">
            <text:p>178</text:p>
          </table:table-cell>
          <table:table-cell office:value-type="float" office:value="0.178865" calcext:value-type="float">
            <text:p>0.178865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607" calcext:value-type="float">
            <text:p>0.129607</text:p>
          </table:table-cell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float" office:value="0.111289" calcext:value-type="float">
            <text:p>0.111289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716" calcext:value-type="float">
            <text:p>0.129716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float" office:value="0.051187" calcext:value-type="float">
            <text:p>0.051187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058" calcext:value-type="float">
            <text:p>0.174058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0.049122" calcext:value-type="float">
            <text:p>0.049122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476" calcext:value-type="float">
            <text:p>0.101476</text:p>
          </table:table-cell>
        </table:table-row>
        <table:table-row table:style-name="ro3">
          <table:table-cell/>
          <table:table-cell office:value-type="float" office:value="258" calcext:value-type="float">
            <text:p>258</text:p>
          </table:table-cell>
          <table:table-cell office:value-type="float" office:value="0.258976" calcext:value-type="float">
            <text:p>0.258976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815" calcext:value-type="float">
            <text:p>0.045815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395" calcext:value-type="float">
            <text:p>0.106395</text:p>
          </table:table-cell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float" office:value="0.064755" calcext:value-type="float">
            <text:p>0.064755</text:p>
          </table:table-cell>
        </table:table-row>
        <table:table-row table:style-name="ro3">
          <table:table-cell/>
          <table:table-cell office:value-type="float" office:value="279" calcext:value-type="float">
            <text:p>279</text:p>
          </table:table-cell>
          <table:table-cell office:value-type="float" office:value="0.279712" calcext:value-type="float">
            <text:p>0.279712</text:p>
          </table:table-cell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 office:value-type="float" office:value="0.210404" calcext:value-type="float">
            <text:p>0.210404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471" calcext:value-type="float">
            <text:p>0.153471</text:p>
          </table:table-cell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float" office:value="0.071121" calcext:value-type="float">
            <text:p>0.071121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498" calcext:value-type="float">
            <text:p>0.073498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0.058118" calcext:value-type="float">
            <text:p>0.058118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465" calcext:value-type="float">
            <text:p>0.101465</text:p>
          </table:table-cell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0.189329" calcext:value-type="float">
            <text:p>0.189329</text:p>
          </table:table-cell>
        </table:table-row>
        <table:table-row table:style-name="ro3">
          <table:table-cell/>
          <table:table-cell office:value-type="float" office:value="481" calcext:value-type="float">
            <text:p>481</text:p>
          </table:table-cell>
          <table:table-cell office:value-type="float" office:value="0.481621" calcext:value-type="float">
            <text:p>0.481621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876" calcext:value-type="float">
            <text:p>0.186876</text:p>
          </table:table-cell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office:value-type="float" office:value="0.16546" calcext:value-type="float">
            <text:p>0.16546</text:p>
          </table:table-cell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office:value-type="float" office:value="0.152904" calcext:value-type="float">
            <text:p>0.152904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402" calcext:value-type="float">
            <text:p>0.274402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461" calcext:value-type="float">
            <text:p>0.153461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576" calcext:value-type="float">
            <text:p>0.129576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0.095294" calcext:value-type="float">
            <text:p>0.095294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float" office:value="0.059596" calcext:value-type="float">
            <text:p>0.059596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949" calcext:value-type="float">
            <text:p>0.042949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222" calcext:value-type="float">
            <text:p>0.129222</text:p>
          </table:table-cell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office:value-type="float" office:value="0.224652" calcext:value-type="float">
            <text:p>0.224652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float" office:value="0.051014" calcext:value-type="float">
            <text:p>0.051014</text:p>
          </table:table-cell>
        </table:table-row>
        <table:table-row table:style-name="ro3">
          <table:table-cell/>
          <table:table-cell office:value-type="float" office:value="338" calcext:value-type="float">
            <text:p>338</text:p>
          </table:table-cell>
          <table:table-cell office:value-type="float" office:value="0.338429" calcext:value-type="float">
            <text:p>0.338429</text:p>
          </table:table-cell>
        </table:table-row>
        <table:table-row table:style-name="ro3">
          <table:table-cell/>
          <table:table-cell office:value-type="float" office:value="272" calcext:value-type="float">
            <text:p>272</text:p>
          </table:table-cell>
          <table:table-cell office:value-type="float" office:value="0.272094" calcext:value-type="float">
            <text:p>0.272094</text:p>
          </table:table-cell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office:value-type="float" office:value="0.155921" calcext:value-type="float">
            <text:p>0.155921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float" office:value="0.129218" calcext:value-type="float">
            <text:p>0.129218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942" calcext:value-type="float">
            <text:p>0.037942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float" office:value="0.039623" calcext:value-type="float">
            <text:p>0.039623</text:p>
          </table:table-cell>
        </table:table-row>
        <table:table-row table:style-name="ro3">
          <table:table-cell/>
          <table:table-cell office:value-type="float" office:value="396" calcext:value-type="float">
            <text:p>396</text:p>
          </table:table-cell>
          <table:table-cell office:value-type="float" office:value="0.396225" calcext:value-type="float">
            <text:p>0.396225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078435" calcext:value-type="float">
            <text:p>0.078435</text:p>
          </table:table-cell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float" office:value="0.214436" calcext:value-type="float">
            <text:p>0.214436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479" calcext:value-type="float">
            <text:p>0.153479</text:p>
          </table:table-cell>
        </table:table-row>
        <table:table-row table:style-name="ro3">
          <table:table-cell/>
          <table:table-cell office:value-type="float" office:value="314" calcext:value-type="float">
            <text:p>314</text:p>
          </table:table-cell>
          <table:table-cell office:value-type="float" office:value="0.314185" calcext:value-type="float">
            <text:p>0.314185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069238" calcext:value-type="float">
            <text:p>0.069238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987" calcext:value-type="float">
            <text:p>0.207987</text:p>
          </table:table-cell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office:value-type="float" office:value="0.191614" calcext:value-type="float">
            <text:p>0.191614</text:p>
          </table:table-cell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float" office:value="0.214428" calcext:value-type="float">
            <text:p>0.214428</text:p>
          </table:table-cell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office:value-type="float" office:value="0.161466" calcext:value-type="float">
            <text:p>0.161466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0.055356" calcext:value-type="float">
            <text:p>0.055356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98" calcext:value-type="float">
            <text:p>0.20798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99" calcext:value-type="float">
            <text:p>0.15899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63" calcext:value-type="float">
            <text:p>0.04263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727" calcext:value-type="float">
            <text:p>0.158727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248" calcext:value-type="float">
            <text:p>0.027248</text:p>
          </table:table-cell>
        </table:table-row>
        <table:table-row table:style-name="ro3">
          <table:table-cell/>
          <table:table-cell office:value-type="float" office:value="489" calcext:value-type="float">
            <text:p>489</text:p>
          </table:table-cell>
          <table:table-cell office:value-type="float" office:value="0.489686" calcext:value-type="float">
            <text:p>0.489686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094783" calcext:value-type="float">
            <text:p>0.094783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971" calcext:value-type="float">
            <text:p>0.207971</text:p>
          </table:table-cell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float" office:value="0.08229" calcext:value-type="float">
            <text:p>0.08229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721" calcext:value-type="float">
            <text:p>0.158721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938" calcext:value-type="float">
            <text:p>0.037938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0.086686" calcext:value-type="float">
            <text:p>0.086686</text:p>
          </table:table-cell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 office:value-type="float" office:value="0.217641" calcext:value-type="float">
            <text:p>0.21764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716" calcext:value-type="float">
            <text:p>0.158716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79" calcext:value-type="float">
            <text:p>0.20779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881" calcext:value-type="float">
            <text:p>0.047881</text:p>
          </table:table-cell>
        </table:table-row>
        <table:table-row table:style-name="ro3">
          <table:table-cell/>
          <table:table-cell office:value-type="float" office:value="175" calcext:value-type="float">
            <text:p>175</text:p>
          </table:table-cell>
          <table:table-cell office:value-type="float" office:value="0.17519" calcext:value-type="float">
            <text:p>0.1751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01" calcext:value-type="float">
            <text:p>201</text:p>
          </table:table-cell>
          <table:table-cell office:value-type="float" office:value="0.201292" calcext:value-type="float">
            <text:p>0.201292</text:p>
          </table:table-cell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float" office:value="0.067214" calcext:value-type="float">
            <text:p>0.067214</text:p>
          </table:table-cell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 office:value-type="float" office:value="0.255038" calcext:value-type="float">
            <text:p>0.255038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106" calcext:value-type="float">
            <text:p>0.079106</text:p>
          </table:table-cell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float" office:value="0.157776" calcext:value-type="float">
            <text:p>0.157776</text:p>
          </table:table-cell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float" office:value="0.120517" calcext:value-type="float">
            <text:p>0.120517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575" calcext:value-type="float">
            <text:p>0.079575</text:p>
          </table:table-cell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float" office:value="0.132436" calcext:value-type="float">
            <text:p>0.132436</text:p>
          </table:table-cell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office:value-type="float" office:value="0.152878" calcext:value-type="float">
            <text:p>0.152878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926" calcext:value-type="float">
            <text:p>0.200926</text:p>
          </table:table-cell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office:value-type="float" office:value="0.179572" calcext:value-type="float">
            <text:p>0.179572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573" calcext:value-type="float">
            <text:p>0.079573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238" calcext:value-type="float">
            <text:p>0.173238</text:p>
          </table:table-cell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float" office:value="0.127275" calcext:value-type="float">
            <text:p>0.127275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081678" calcext:value-type="float">
            <text:p>0.081678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float" office:value="0.044281" calcext:value-type="float">
            <text:p>0.044281</text:p>
          </table:table-cell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office:value-type="float" office:value="0.162479" calcext:value-type="float">
            <text:p>0.162479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0.058563" calcext:value-type="float">
            <text:p>0.058563</text:p>
          </table:table-cell>
        </table:table-row>
        <table:table-row table:style-name="ro3">
          <table:table-cell/>
          <table:table-cell office:value-type="float" office:value="227" calcext:value-type="float">
            <text:p>227</text:p>
          </table:table-cell>
          <table:table-cell office:value-type="float" office:value="0.227938" calcext:value-type="float">
            <text:p>0.227938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313" calcext:value-type="float">
            <text:p>0.052313</text:p>
          </table:table-cell>
        </table:table-row>
        <table:table-row table:style-name="ro3">
          <table:table-cell/>
          <table:table-cell office:value-type="float" office:value="421" calcext:value-type="float">
            <text:p>421</text:p>
          </table:table-cell>
          <table:table-cell office:value-type="float" office:value="0.421903" calcext:value-type="float">
            <text:p>0.421903</text:p>
          </table:table-cell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float" office:value="0.075789" calcext:value-type="float">
            <text:p>0.075789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247" calcext:value-type="float">
            <text:p>0.101247</text:p>
          </table:table-cell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office:value-type="float" office:value="0.191556" calcext:value-type="float">
            <text:p>0.191556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516" calcext:value-type="float">
            <text:p>0.186516</text:p>
          </table:table-cell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float" office:value="0.120435" calcext:value-type="float">
            <text:p>0.120435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094043" calcext:value-type="float">
            <text:p>0.094043</text:p>
          </table:table-cell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office:value-type="float" office:value="0.194237" calcext:value-type="float">
            <text:p>0.194237</text:p>
          </table:table-cell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float" office:value="0.116983" calcext:value-type="float">
            <text:p>0.116983</text:p>
          </table:table-cell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office:value-type="float" office:value="0.179515" calcext:value-type="float">
            <text:p>0.179515</text:p>
          </table:table-cell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0.187543" calcext:value-type="float">
            <text:p>0.187543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0.086254" calcext:value-type="float">
            <text:p>0.086254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562" calcext:value-type="float">
            <text:p>0.079562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561" calcext:value-type="float">
            <text:p>0.079561</text:p>
          </table:table-cell>
        </table:table-row>
        <table:table-row table:style-name="ro3">
          <table:table-cell/>
          <table:table-cell office:value-type="float" office:value="211" calcext:value-type="float">
            <text:p>211</text:p>
          </table:table-cell>
          <table:table-cell office:value-type="float" office:value="0.211458" calcext:value-type="float">
            <text:p>0.211458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674" calcext:value-type="float">
            <text:p>0.158674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89" calcext:value-type="float">
            <text:p>0.20089</text:p>
          </table:table-cell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office:value-type="float" office:value="0.137873" calcext:value-type="float">
            <text:p>0.137873</text:p>
          </table:table-cell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float" office:value="0.132409" calcext:value-type="float">
            <text:p>0.132409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0.055768" calcext:value-type="float">
            <text:p>0.055768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05" calcext:value-type="float">
            <text:p>0.08705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276" calcext:value-type="float">
            <text:p>0.027276</text:p>
          </table:table-cell>
        </table:table-row>
        <table:table-row table:style-name="ro3">
          <table:table-cell/>
          <table:table-cell office:value-type="float" office:value="370" calcext:value-type="float">
            <text:p>370</text:p>
          </table:table-cell>
          <table:table-cell office:value-type="float" office:value="0.370468" calcext:value-type="float">
            <text:p>0.370468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094819" calcext:value-type="float">
            <text:p>0.094819</text:p>
          </table:table-cell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office:value-type="float" office:value="0.256682" calcext:value-type="float">
            <text:p>0.256682</text:p>
          </table:table-cell>
        </table:table-row>
        <table:table-row table:style-name="ro3">
          <table:table-cell/>
          <table:table-cell office:value-type="float" office:value="493" calcext:value-type="float">
            <text:p>493</text:p>
          </table:table-cell>
          <table:table-cell office:value-type="float" office:value="0.493198" calcext:value-type="float">
            <text:p>0.493198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0.095368" calcext:value-type="float">
            <text:p>0.095368</text:p>
          </table:table-cell>
        </table:table-row>
        <table:table-row table:style-name="ro3">
          <table:table-cell/>
          <table:table-cell office:value-type="float" office:value="296" calcext:value-type="float">
            <text:p>296</text:p>
          </table:table-cell>
          <table:table-cell office:value-type="float" office:value="0.296221" calcext:value-type="float">
            <text:p>0.296221</text:p>
          </table:table-cell>
        </table:table-row>
        <table:table-row table:style-name="ro3">
          <table:table-cell/>
          <table:table-cell office:value-type="float" office:value="370" calcext:value-type="float">
            <text:p>370</text:p>
          </table:table-cell>
          <table:table-cell office:value-type="float" office:value="0.370974" calcext:value-type="float">
            <text:p>0.370974</text:p>
          </table:table-cell>
        </table:table-row>
        <table:table-row table:style-name="ro3">
          <table:table-cell/>
          <table:table-cell office:value-type="float" office:value="209" calcext:value-type="float">
            <text:p>209</text:p>
          </table:table-cell>
          <table:table-cell office:value-type="float" office:value="0.209114" calcext:value-type="float">
            <text:p>0.209114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0.01723" calcext:value-type="float">
            <text:p>0.01723</text:p>
          </table:table-cell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float" office:value="0.107696" calcext:value-type="float">
            <text:p>0.107696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0.049438" calcext:value-type="float">
            <text:p>0.049438</text:p>
          </table:table-cell>
        </table:table-row>
        <table:table-row table:style-name="ro3">
          <table:table-cell/>
          <table:table-cell office:value-type="float" office:value="296" calcext:value-type="float">
            <text:p>296</text:p>
          </table:table-cell>
          <table:table-cell office:value-type="float" office:value="0.296209" calcext:value-type="float">
            <text:p>0.296209</text:p>
          </table:table-cell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 office:value-type="float" office:value="0.374257" calcext:value-type="float">
            <text:p>0.374257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40053" calcext:value-type="float">
            <text:p>0.040053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573" calcext:value-type="float">
            <text:p>0.027573</text:p>
          </table:table-cell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float" office:value="0.168698" calcext:value-type="float">
            <text:p>0.168698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028656" calcext:value-type="float">
            <text:p>0.028656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573" calcext:value-type="float">
            <text:p>0.027573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562" calcext:value-type="float">
            <text:p>0.047562</text:p>
          </table:table-cell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 office:value-type="float" office:value="0.207693" calcext:value-type="float">
            <text:p>0.207693</text:p>
          </table:table-cell>
        </table:table-row>
        <table:table-row table:style-name="ro3">
          <table:table-cell/>
          <table:table-cell office:value-type="float" office:value="354" calcext:value-type="float">
            <text:p>354</text:p>
          </table:table-cell>
          <table:table-cell office:value-type="float" office:value="0.354302" calcext:value-type="float">
            <text:p>0.354302</text:p>
          </table:table-cell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0.086227" calcext:value-type="float">
            <text:p>0.086227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094718" calcext:value-type="float">
            <text:p>0.094718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float" office:value="0.054045" calcext:value-type="float">
            <text:p>0.054045</text:p>
          </table:table-cell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float" office:value="0.107685" calcext:value-type="float">
            <text:p>0.107685</text:p>
          </table:table-cell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float" office:value="0.064297" calcext:value-type="float">
            <text:p>0.064297</text:p>
          </table:table-cell>
        </table:table-row>
        <table:table-row table:style-name="ro3">
          <table:table-cell/>
          <table:table-cell office:value-type="float" office:value="296" calcext:value-type="float">
            <text:p>296</text:p>
          </table:table-cell>
          <table:table-cell office:value-type="float" office:value="0.296851" calcext:value-type="float">
            <text:p>0.296851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40049" calcext:value-type="float">
            <text:p>0.040049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356" calcext:value-type="float">
            <text:p>0.130356</text:p>
          </table:table-cell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float" office:value="0.065285" calcext:value-type="float">
            <text:p>0.065285</text:p>
          </table:table-cell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office:value-type="float" office:value="0.161146" calcext:value-type="float">
            <text:p>0.161146</text:p>
          </table:table-cell>
        </table:table-row>
        <table:table-row table:style-name="ro3">
          <table:table-cell/>
          <table:table-cell office:value-type="float" office:value="349" calcext:value-type="float">
            <text:p>349</text:p>
          </table:table-cell>
          <table:table-cell office:value-type="float" office:value="0.349145" calcext:value-type="float">
            <text:p>0.349145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float" office:value="0.065284" calcext:value-type="float">
            <text:p>0.065284</text:p>
          </table:table-cell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office:value-type="float" office:value="0.256625" calcext:value-type="float">
            <text:p>0.256625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028995" calcext:value-type="float">
            <text:p>0.028995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611" calcext:value-type="float">
            <text:p>0.158611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33" calcext:value-type="float">
            <text:p>0.13633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71" calcext:value-type="float">
            <text:p>0.10471</text:p>
          </table:table-cell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office:value-type="float" office:value="0.256174" calcext:value-type="float">
            <text:p>0.256174</text:p>
          </table:table-cell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 office:value-type="float" office:value="0.400921" calcext:value-type="float">
            <text:p>0.400921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0.050167" calcext:value-type="float">
            <text:p>0.050167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57" calcext:value-type="float">
            <text:p>0.02757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371" calcext:value-type="float">
            <text:p>0.042371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0.013037" calcext:value-type="float">
            <text:p>0.013037</text:p>
          </table:table-cell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float" office:value="0.062203" calcext:value-type="float">
            <text:p>0.062203</text:p>
          </table:table-cell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float" office:value="0.143674" calcext:value-type="float">
            <text:p>0.143674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40043" calcext:value-type="float">
            <text:p>0.040043</text:p>
          </table:table-cell>
        </table:table-row>
        <table:table-row table:style-name="ro3">
          <table:table-cell/>
          <table:table-cell office:value-type="float" office:value="229" calcext:value-type="float">
            <text:p>229</text:p>
          </table:table-cell>
          <table:table-cell office:value-type="float" office:value="0.229797" calcext:value-type="float">
            <text:p>0.229797</text:p>
          </table:table-cell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float" office:value="0.107843" calcext:value-type="float">
            <text:p>0.107843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float" office:value="0.031149" calcext:value-type="float">
            <text:p>0.031149</text:p>
          </table:table-cell>
        </table:table-row>
        <table:table-row table:style-name="ro3">
          <table:table-cell/>
          <table:table-cell office:value-type="float" office:value="151" calcext:value-type="float">
            <text:p>151</text:p>
          </table:table-cell>
          <table:table-cell office:value-type="float" office:value="0.151169" calcext:value-type="float">
            <text:p>0.151169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626" calcext:value-type="float">
            <text:p>0.042626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028992" calcext:value-type="float">
            <text:p>0.028992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030583" calcext:value-type="float">
            <text:p>0.030583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20557" calcext:value-type="float">
            <text:p>0.020557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268" calcext:value-type="float">
            <text:p>0.027268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972" calcext:value-type="float">
            <text:p>0.052972</text:p>
          </table:table-cell>
        </table:table-row>
        <table:table-row table:style-name="ro3">
          <table:table-cell/>
          <table:table-cell office:value-type="float" office:value="611" calcext:value-type="float">
            <text:p>611</text:p>
          </table:table-cell>
          <table:table-cell office:value-type="float" office:value="0.611532" calcext:value-type="float">
            <text:p>0.611532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010737" calcext:value-type="float">
            <text:p>0.010737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04004" calcext:value-type="float">
            <text:p>0.04004</text:p>
          </table:table-cell>
        </table:table-row>
        <table:table-row table:style-name="ro3">
          <table:table-cell/>
          <table:table-cell office:value-type="float" office:value="246" calcext:value-type="float">
            <text:p>246</text:p>
          </table:table-cell>
          <table:table-cell office:value-type="float" office:value="0.246505" calcext:value-type="float">
            <text:p>0.246505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309" calcext:value-type="float">
            <text:p>0.136309</text:p>
          </table:table-cell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float" office:value="0.125357" calcext:value-type="float">
            <text:p>0.125357</text:p>
          </table:table-cell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office:value-type="float" office:value="0.263056" calcext:value-type="float">
            <text:p>0.263056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0.022328" calcext:value-type="float">
            <text:p>0.022328</text:p>
          </table:table-cell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float" office:value="0.105499" calcext:value-type="float">
            <text:p>0.105499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094873" calcext:value-type="float">
            <text:p>0.094873</text:p>
          </table:table-cell>
        </table:table-row>
        <table:table-row table:style-name="ro3">
          <table:table-cell/>
          <table:table-cell office:value-type="float" office:value="213" calcext:value-type="float">
            <text:p>213</text:p>
          </table:table-cell>
          <table:table-cell office:value-type="float" office:value="0.213353" calcext:value-type="float">
            <text:p>0.213353</text:p>
          </table:table-cell>
        </table:table-row>
        <table:table-row table:style-name="ro3">
          <table:table-cell/>
          <table:table-cell office:value-type="float" office:value="192" calcext:value-type="float">
            <text:p>192</text:p>
          </table:table-cell>
          <table:table-cell office:value-type="float" office:value="0.192707" calcext:value-type="float">
            <text:p>0.192707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069952" calcext:value-type="float">
            <text:p>0.069952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0.095812" calcext:value-type="float">
            <text:p>0.095812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711" calcext:value-type="float">
            <text:p>0.104711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030986" calcext:value-type="float">
            <text:p>0.030986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657" calcext:value-type="float">
            <text:p>0.106657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228" calcext:value-type="float">
            <text:p>0.147228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153" calcext:value-type="float">
            <text:p>0.275153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532" calcext:value-type="float">
            <text:p>0.037532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15" calcext:value-type="float">
            <text:p>0.27515</text:p>
          </table:table-cell>
        </table:table-row>
        <table:table-row table:style-name="ro3">
          <table:table-cell/>
          <table:table-cell office:value-type="float" office:value="182" calcext:value-type="float">
            <text:p>182</text:p>
          </table:table-cell>
          <table:table-cell office:value-type="float" office:value="0.182876" calcext:value-type="float">
            <text:p>0.182876</text:p>
          </table:table-cell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float" office:value="0.132348" calcext:value-type="float">
            <text:p>0.132348</text:p>
          </table:table-cell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float" office:value="0.117046" calcext:value-type="float">
            <text:p>0.117046</text:p>
          </table:table-cell>
        </table:table-row>
        <table:table-row table:style-name="ro3">
          <table:table-cell/>
          <table:table-cell office:value-type="float" office:value="196" calcext:value-type="float">
            <text:p>196</text:p>
          </table:table-cell>
          <table:table-cell office:value-type="float" office:value="0.196341" calcext:value-type="float">
            <text:p>0.196341</text:p>
          </table:table-cell>
        </table:table-row>
        <table:table-row table:style-name="ro3">
          <table:table-cell/>
          <table:table-cell office:value-type="float" office:value="434" calcext:value-type="float">
            <text:p>434</text:p>
          </table:table-cell>
          <table:table-cell office:value-type="float" office:value="0.434942" calcext:value-type="float">
            <text:p>0.434942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469" calcext:value-type="float">
            <text:p>0.136469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653" calcext:value-type="float">
            <text:p>0.142653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0.018806" calcext:value-type="float">
            <text:p>0.018806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0.02914" calcext:value-type="float">
            <text:p>0.02914</text:p>
          </table:table-cell>
        </table:table-row>
        <table:table-row table:style-name="ro3">
          <table:table-cell/>
          <table:table-cell office:value-type="float" office:value="314" calcext:value-type="float">
            <text:p>314</text:p>
          </table:table-cell>
          <table:table-cell office:value-type="float" office:value="0.314029" calcext:value-type="float">
            <text:p>0.314029</text:p>
          </table:table-cell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office:value-type="float" office:value="0.270117" calcext:value-type="float">
            <text:p>0.270117</text:p>
          </table:table-cell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office:value-type="float" office:value="0.191742" calcext:value-type="float">
            <text:p>0.191742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088093" calcext:value-type="float">
            <text:p>0.088093</text:p>
          </table:table-cell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office:value-type="float" office:value="0.193249" calcext:value-type="float">
            <text:p>0.193249</text:p>
          </table:table-cell>
        </table:table-row>
        <table:table-row table:style-name="ro3">
          <table:table-cell/>
          <table:table-cell office:value-type="float" office:value="258" calcext:value-type="float">
            <text:p>258</text:p>
          </table:table-cell>
          <table:table-cell office:value-type="float" office:value="0.258815" calcext:value-type="float">
            <text:p>0.258815</text:p>
          </table:table-cell>
        </table:table-row>
        <table:table-row table:style-name="ro3">
          <table:table-cell/>
          <table:table-cell office:value-type="float" office:value="258" calcext:value-type="float">
            <text:p>258</text:p>
          </table:table-cell>
          <table:table-cell office:value-type="float" office:value="0.258814" calcext:value-type="float">
            <text:p>0.258814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119" calcext:value-type="float">
            <text:p>0.275119</text:p>
          </table:table-cell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float" office:value="0.105265" calcext:value-type="float">
            <text:p>0.105265</text:p>
          </table:table-cell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float" office:value="0.083647" calcext:value-type="float">
            <text:p>0.083647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233" calcext:value-type="float">
            <text:p>0.056233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0.035753" calcext:value-type="float">
            <text:p>0.035753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526" calcext:value-type="float">
            <text:p>0.037526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float" office:value="0.044528" calcext:value-type="float">
            <text:p>0.044528</text:p>
          </table:table-cell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office:value-type="float" office:value="0.191727" calcext:value-type="float">
            <text:p>0.191727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81" calcext:value-type="float">
            <text:p>0.18681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float" office:value="0.23422" calcext:value-type="float">
            <text:p>0.23422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0.058479" calcext:value-type="float">
            <text:p>0.058479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242" calcext:value-type="float">
            <text:p>0.073242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131" calcext:value-type="float">
            <text:p>0.130131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float" office:value="0.053333" calcext:value-type="float">
            <text:p>0.053333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951" calcext:value-type="float">
            <text:p>0.087951</text:p>
          </table:table-cell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float" office:value="0.065166" calcext:value-type="float">
            <text:p>0.065166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715" calcext:value-type="float">
            <text:p>0.085715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127" calcext:value-type="float">
            <text:p>0.130127</text:p>
          </table:table-cell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float" office:value="0.077924" calcext:value-type="float">
            <text:p>0.077924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547" calcext:value-type="float">
            <text:p>0.136547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088239" calcext:value-type="float">
            <text:p>0.088239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0.018803" calcext:value-type="float">
            <text:p>0.018803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0.050833" calcext:value-type="float">
            <text:p>0.050833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0.09548" calcext:value-type="float">
            <text:p>0.09548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float" office:value="0.138381" calcext:value-type="float">
            <text:p>0.138381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901" calcext:value-type="float">
            <text:p>0.019901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0.014341" calcext:value-type="float">
            <text:p>0.014341</text:p>
          </table:table-cell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office:value-type="float" office:value="0.320861" calcext:value-type="float">
            <text:p>0.320861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52" calcext:value-type="float">
            <text:p>0.03752</text:p>
          </table:table-cell>
        </table:table-row>
        <table:table-row table:style-name="ro3">
          <table:table-cell/>
          <table:table-cell office:value-type="float" office:value="209" calcext:value-type="float">
            <text:p>209</text:p>
          </table:table-cell>
          <table:table-cell office:value-type="float" office:value="0.209085" calcext:value-type="float">
            <text:p>0.209085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623" calcext:value-type="float">
            <text:p>0.106623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float" office:value="0.034893" calcext:value-type="float">
            <text:p>0.034893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553" calcext:value-type="float">
            <text:p>0.136553</text:p>
          </table:table-cell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 office:value-type="float" office:value="0.255124" calcext:value-type="float">
            <text:p>0.255124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779" calcext:value-type="float">
            <text:p>0.186779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56" calcext:value-type="float">
            <text:p>0.03656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61" calcext:value-type="float">
            <text:p>0.14261</text:p>
          </table:table-cell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float" office:value="0.115118" calcext:value-type="float">
            <text:p>0.115118</text:p>
          </table:table-cell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0.187827" calcext:value-type="float">
            <text:p>0.187827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float" office:value="0.059837" calcext:value-type="float">
            <text:p>0.059837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352" calcext:value-type="float">
            <text:p>0.200352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891" calcext:value-type="float">
            <text:p>0.032891</text:p>
          </table:table-cell>
        </table:table-row>
        <table:table-row table:style-name="ro3">
          <table:table-cell/>
          <table:table-cell office:value-type="float" office:value="175" calcext:value-type="float">
            <text:p>175</text:p>
          </table:table-cell>
          <table:table-cell office:value-type="float" office:value="0.175476" calcext:value-type="float">
            <text:p>0.175476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517" calcext:value-type="float">
            <text:p>0.037517</text:p>
          </table:table-cell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float" office:value="0.14943" calcext:value-type="float">
            <text:p>0.14943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766" calcext:value-type="float">
            <text:p>0.186766</text:p>
          </table:table-cell>
        </table:table-row>
        <table:table-row table:style-name="ro3">
          <table:table-cell/>
          <table:table-cell office:value-type="float" office:value="209" calcext:value-type="float">
            <text:p>209</text:p>
          </table:table-cell>
          <table:table-cell office:value-type="float" office:value="0.209293" calcext:value-type="float">
            <text:p>0.209293</text:p>
          </table:table-cell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float" office:value="0.090152" calcext:value-type="float">
            <text:p>0.090152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041292" calcext:value-type="float">
            <text:p>0.041292</text:p>
          </table:table-cell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float" office:value="0.067402" calcext:value-type="float">
            <text:p>0.067402</text:p>
          </table:table-cell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float" office:value="0.062281" calcext:value-type="float">
            <text:p>0.062281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153" calcext:value-type="float">
            <text:p>0.089153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462" calcext:value-type="float">
            <text:p>0.174462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float" office:value="0.046114" calcext:value-type="float">
            <text:p>0.046114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886" calcext:value-type="float">
            <text:p>0.104886</text:p>
          </table:table-cell>
        </table:table-row>
        <table:table-row table:style-name="ro3">
          <table:table-cell/>
          <table:table-cell office:value-type="float" office:value="525" calcext:value-type="float">
            <text:p>525</text:p>
          </table:table-cell>
          <table:table-cell office:value-type="float" office:value="0.525642" calcext:value-type="float">
            <text:p>0.525642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float" office:value="0.039131" calcext:value-type="float">
            <text:p>0.039131</text:p>
          </table:table-cell>
        </table:table-row>
        <table:table-row table:style-name="ro3">
          <table:table-cell/>
          <table:table-cell office:value-type="float" office:value="219" calcext:value-type="float">
            <text:p>219</text:p>
          </table:table-cell>
          <table:table-cell office:value-type="float" office:value="0.21906" calcext:value-type="float">
            <text:p>0.21906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float" office:value="0.070112" calcext:value-type="float">
            <text:p>0.070112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356" calcext:value-type="float">
            <text:p>0.174356</text:p>
          </table:table-cell>
        </table:table-row>
        <table:table-row table:style-name="ro3">
          <table:table-cell/>
          <table:table-cell office:value-type="float" office:value="245" calcext:value-type="float">
            <text:p>245</text:p>
          </table:table-cell>
          <table:table-cell office:value-type="float" office:value="0.245261" calcext:value-type="float">
            <text:p>0.245261</text:p>
          </table:table-cell>
        </table:table-row>
        <table:table-row table:style-name="ro3">
          <table:table-cell/>
          <table:table-cell office:value-type="float" office:value="159" calcext:value-type="float">
            <text:p>159</text:p>
          </table:table-cell>
          <table:table-cell office:value-type="float" office:value="0.15902" calcext:value-type="float">
            <text:p>0.15902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567" calcext:value-type="float">
            <text:p>0.173567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352" calcext:value-type="float">
            <text:p>0.174352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211" calcext:value-type="float">
            <text:p>0.223211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float" office:value="0.039129" calcext:value-type="float">
            <text:p>0.039129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208" calcext:value-type="float">
            <text:p>0.223208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818" calcext:value-type="float">
            <text:p>0.142818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033369" calcext:value-type="float">
            <text:p>0.033369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float" office:value="0.046109" calcext:value-type="float">
            <text:p>0.046109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142" calcext:value-type="float">
            <text:p>0.089142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705" calcext:value-type="float">
            <text:p>0.056705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float" office:value="0.046525" calcext:value-type="float">
            <text:p>0.046525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0.058297" calcext:value-type="float">
            <text:p>0.058297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198" calcext:value-type="float">
            <text:p>0.223198</text:p>
          </table:table-cell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0.187321" calcext:value-type="float">
            <text:p>0.187321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812" calcext:value-type="float">
            <text:p>0.142812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254" calcext:value-type="float">
            <text:p>0.036254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float" office:value="0.146058" calcext:value-type="float">
            <text:p>0.146058</text:p>
          </table:table-cell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0.099194" calcext:value-type="float">
            <text:p>0.099194</text:p>
          </table:table-cell>
        </table:table-row>
        <table:table-row table:style-name="ro3">
          <table:table-cell/>
          <table:table-cell office:value-type="float" office:value="230" calcext:value-type="float">
            <text:p>230</text:p>
          </table:table-cell>
          <table:table-cell office:value-type="float" office:value="0.230226" calcext:value-type="float">
            <text:p>0.230226</text:p>
          </table:table-cell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office:value-type="float" office:value="0.165126" calcext:value-type="float">
            <text:p>0.165126</text:p>
          </table:table-cell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 office:value-type="float" office:value="0.259781" calcext:value-type="float">
            <text:p>0.259781</text:p>
          </table:table-cell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 office:value-type="float" office:value="0.259779" calcext:value-type="float">
            <text:p>0.259779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187" calcext:value-type="float">
            <text:p>0.223187</text:p>
          </table:table-cell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float" office:value="0.11061" calcext:value-type="float">
            <text:p>0.11061</text:p>
          </table:table-cell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float" office:value="0.133473" calcext:value-type="float">
            <text:p>0.133473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467" calcext:value-type="float">
            <text:p>0.036467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092061" calcext:value-type="float">
            <text:p>0.092061</text:p>
          </table:table-cell>
        </table:table-row>
        <table:table-row table:style-name="ro3">
          <table:table-cell/>
          <table:table-cell office:value-type="float" office:value="206" calcext:value-type="float">
            <text:p>206</text:p>
          </table:table-cell>
          <table:table-cell office:value-type="float" office:value="0.20694" calcext:value-type="float">
            <text:p>0.20694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327" calcext:value-type="float">
            <text:p>0.174327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0.018267" calcext:value-type="float">
            <text:p>0.018267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0.023898" calcext:value-type="float">
            <text:p>0.023898</text:p>
          </table:table-cell>
        </table:table-row>
        <table:table-row table:style-name="ro3">
          <table:table-cell/>
          <table:table-cell office:value-type="float" office:value="225" calcext:value-type="float">
            <text:p>225</text:p>
          </table:table-cell>
          <table:table-cell office:value-type="float" office:value="0.22535" calcext:value-type="float">
            <text:p>0.22535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954" calcext:value-type="float">
            <text:p>0.045954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799" calcext:value-type="float">
            <text:p>0.142799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63" calcext:value-type="float">
            <text:p>0.02763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0.072787" calcext:value-type="float">
            <text:p>0.072787</text:p>
          </table:table-cell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float" office:value="0.167035" calcext:value-type="float">
            <text:p>0.167035</text:p>
          </table:table-cell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float" office:value="0.123128" calcext:value-type="float">
            <text:p>0.123128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033073" calcext:value-type="float">
            <text:p>0.033073</text:p>
          </table:table-cell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office:value-type="float" office:value="0.256988" calcext:value-type="float">
            <text:p>0.256988</text:p>
          </table:table-cell>
        </table:table-row>
        <table:table-row table:style-name="ro3">
          <table:table-cell/>
          <table:table-cell office:value-type="float" office:value="235" calcext:value-type="float">
            <text:p>235</text:p>
          </table:table-cell>
          <table:table-cell office:value-type="float" office:value="0.235045" calcext:value-type="float">
            <text:p>0.235045</text:p>
          </table:table-cell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office:value-type="float" office:value="0.148031" calcext:value-type="float">
            <text:p>0.148031</text:p>
          </table:table-cell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0.099178" calcext:value-type="float">
            <text:p>0.099178</text:p>
          </table:table-cell>
        </table:table-row>
        <table:table-row table:style-name="ro3">
          <table:table-cell/>
          <table:table-cell office:value-type="float" office:value="247" calcext:value-type="float">
            <text:p>247</text:p>
          </table:table-cell>
          <table:table-cell office:value-type="float" office:value="0.247279" calcext:value-type="float">
            <text:p>0.247279</text:p>
          </table:table-cell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float" office:value="0.134833" calcext:value-type="float">
            <text:p>0.134833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14" calcext:value-type="float">
            <text:p>0.04514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79" calcext:value-type="float">
            <text:p>0.14279</text:p>
          </table:table-cell>
        </table:table-row>
        <table:table-row table:style-name="ro3">
          <table:table-cell/>
          <table:table-cell office:value-type="float" office:value="182" calcext:value-type="float">
            <text:p>182</text:p>
          </table:table-cell>
          <table:table-cell office:value-type="float" office:value="0.182132" calcext:value-type="float">
            <text:p>0.182132</text:p>
          </table:table-cell>
        </table:table-row>
        <table:table-row table:style-name="ro3">
          <table:table-cell/>
          <table:table-cell office:value-type="float" office:value="220" calcext:value-type="float">
            <text:p>220</text:p>
          </table:table-cell>
          <table:table-cell office:value-type="float" office:value="0.220144" calcext:value-type="float">
            <text:p>0.220144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0.013065" calcext:value-type="float">
            <text:p>0.013065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float" office:value="0.034687" calcext:value-type="float">
            <text:p>0.034687</text:p>
          </table:table-cell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float" office:value="0.125144" calcext:value-type="float">
            <text:p>0.125144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094" calcext:value-type="float">
            <text:p>0.052094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855" calcext:value-type="float">
            <text:p>0.104855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854" calcext:value-type="float">
            <text:p>0.104854</text:p>
          </table:table-cell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float" office:value="0.113427" calcext:value-type="float">
            <text:p>0.113427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972" calcext:value-type="float">
            <text:p>0.061972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847" calcext:value-type="float">
            <text:p>0.073847</text:p>
          </table:table-cell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office:value-type="float" office:value="0.188153" calcext:value-type="float">
            <text:p>0.188153</text:p>
          </table:table-cell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float" office:value="0.125825" calcext:value-type="float">
            <text:p>0.125825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0.026287" calcext:value-type="float">
            <text:p>0.026287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27" calcext:value-type="float">
            <text:p>0.04227</text:p>
          </table:table-cell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 office:value-type="float" office:value="0.350977" calcext:value-type="float">
            <text:p>0.350977</text:p>
          </table:table-cell>
        </table:table-row>
        <table:table-row table:style-name="ro3">
          <table:table-cell/>
          <table:table-cell office:value-type="float" office:value="226" calcext:value-type="float">
            <text:p>226</text:p>
          </table:table-cell>
          <table:table-cell office:value-type="float" office:value="0.226321" calcext:value-type="float">
            <text:p>0.226321</text:p>
          </table:table-cell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 office:value-type="float" office:value="0.244343" calcext:value-type="float">
            <text:p>0.244343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969" calcext:value-type="float">
            <text:p>0.061969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253" calcext:value-type="float">
            <text:p>0.076253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020043" calcext:value-type="float">
            <text:p>0.020043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0.072084" calcext:value-type="float">
            <text:p>0.072084</text:p>
          </table:table-cell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float" office:value="0.122853" calcext:value-type="float">
            <text:p>0.122853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624" calcext:value-type="float">
            <text:p>0.223624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028866" calcext:value-type="float">
            <text:p>0.028866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float" office:value="0.138852" calcext:value-type="float">
            <text:p>0.138852</text:p>
          </table:table-cell>
        </table:table-row>
        <table:table-row table:style-name="ro3">
          <table:table-cell/>
          <table:table-cell office:value-type="float" office:value="276" calcext:value-type="float">
            <text:p>276</text:p>
          </table:table-cell>
          <table:table-cell office:value-type="float" office:value="0.276648" calcext:value-type="float">
            <text:p>0.276648</text:p>
          </table:table-cell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float" office:value="0.176971" calcext:value-type="float">
            <text:p>0.176971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656" calcext:value-type="float">
            <text:p>0.089656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069847" calcext:value-type="float">
            <text:p>0.069847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617" calcext:value-type="float">
            <text:p>0.223617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376" calcext:value-type="float">
            <text:p>0.275376</text:p>
          </table:table-cell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 office:value-type="float" office:value="0.249967" calcext:value-type="float">
            <text:p>0.249967</text:p>
          </table:table-cell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office:value-type="float" office:value="0.203974" calcext:value-type="float">
            <text:p>0.203974</text:p>
          </table:table-cell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80303" calcext:value-type="float">
            <text:p>0.080303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962" calcext:value-type="float">
            <text:p>0.061962</text:p>
          </table:table-cell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float" office:value="0.110703" calcext:value-type="float">
            <text:p>0.110703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069844" calcext:value-type="float">
            <text:p>0.069844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office:value-type="float" office:value="0.275368" calcext:value-type="float">
            <text:p>0.275368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0.026285" calcext:value-type="float">
            <text:p>0.026285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649" calcext:value-type="float">
            <text:p>0.076649</text:p>
          </table:table-cell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float" office:value="0.117428" calcext:value-type="float">
            <text:p>0.117428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506" calcext:value-type="float">
            <text:p>0.104506</text:p>
          </table:table-cell>
        </table:table-row>
        <table:table-row table:style-name="ro3">
          <table:table-cell/>
          <table:table-cell office:value-type="float" office:value="317" calcext:value-type="float">
            <text:p>317</text:p>
          </table:table-cell>
          <table:table-cell office:value-type="float" office:value="0.317457" calcext:value-type="float">
            <text:p>0.317457</text:p>
          </table:table-cell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float" office:value="0.125926" calcext:value-type="float">
            <text:p>0.125926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313" calcext:value-type="float">
            <text:p>0.042313</text:p>
          </table:table-cell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office:value-type="float" office:value="0.160105" calcext:value-type="float">
            <text:p>0.160105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74" calcext:value-type="float">
            <text:p>0.04274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599" calcext:value-type="float">
            <text:p>0.147599</text:p>
          </table:table-cell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float" office:value="0.174121" calcext:value-type="float">
            <text:p>0.174121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252" calcext:value-type="float">
            <text:p>0.032252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598" calcext:value-type="float">
            <text:p>0.223598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243" calcext:value-type="float">
            <text:p>0.076243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728" calcext:value-type="float">
            <text:p>0.087728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468" calcext:value-type="float">
            <text:p>0.104468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242" calcext:value-type="float">
            <text:p>0.076242</text:p>
          </table:table-cell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float" office:value="0.14953" calcext:value-type="float">
            <text:p>0.14953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651" calcext:value-type="float">
            <text:p>0.027651</text:p>
          </table:table-cell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float" office:value="0.15417" calcext:value-type="float">
            <text:p>0.15417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float" office:value="0.123749" calcext:value-type="float">
            <text:p>0.123749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0.06002" calcext:value-type="float">
            <text:p>0.06002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006" calcext:value-type="float">
            <text:p>0.089006</text:p>
          </table:table-cell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office:value-type="float" office:value="0.203949" calcext:value-type="float">
            <text:p>0.203949</text:p>
          </table:table-cell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float" office:value="0.208258" calcext:value-type="float">
            <text:p>0.208258</text:p>
          </table:table-cell>
        </table:table-row>
        <table:table-row table:style-name="ro3">
          <table:table-cell/>
          <table:table-cell office:value-type="float" office:value="347" calcext:value-type="float">
            <text:p>347</text:p>
          </table:table-cell>
          <table:table-cell office:value-type="float" office:value="0.347487" calcext:value-type="float">
            <text:p>0.347487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946" calcext:value-type="float">
            <text:p>0.089946</text:p>
          </table:table-cell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float" office:value="0.111948" calcext:value-type="float">
            <text:p>0.111948</text:p>
          </table:table-cell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office:value-type="float" office:value="0.161077" calcext:value-type="float">
            <text:p>0.161077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238" calcext:value-type="float">
            <text:p>0.076238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181" calcext:value-type="float">
            <text:p>0.142181</text:p>
          </table:table-cell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0.189073" calcext:value-type="float">
            <text:p>0.189073</text:p>
          </table:table-cell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float" office:value="0.071225" calcext:value-type="float">
            <text:p>0.071225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float" office:value="0.138822" calcext:value-type="float">
            <text:p>0.138822</text:p>
          </table:table-cell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office:value-type="float" office:value="0.25397" calcext:value-type="float">
            <text:p>0.25397</text:p>
          </table:table-cell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float" office:value="0.083058" calcext:value-type="float">
            <text:p>0.083058</text:p>
          </table:table-cell>
        </table:table-row>
        <table:table-row table:style-name="ro3">
          <table:table-cell/>
          <table:table-cell office:value-type="float" office:value="268" calcext:value-type="float">
            <text:p>268</text:p>
          </table:table-cell>
          <table:table-cell office:value-type="float" office:value="0.268857" calcext:value-type="float">
            <text:p>0.268857</text:p>
          </table:table-cell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float" office:value="0.123154" calcext:value-type="float">
            <text:p>0.123154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429" calcext:value-type="float">
            <text:p>0.173429</text:p>
          </table:table-cell>
        </table:table-row>
        <table:table-row table:style-name="ro3">
          <table:table-cell/>
          <table:table-cell office:value-type="float" office:value="311" calcext:value-type="float">
            <text:p>311</text:p>
          </table:table-cell>
          <table:table-cell office:value-type="float" office:value="0.311159" calcext:value-type="float">
            <text:p>0.311159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0.026281" calcext:value-type="float">
            <text:p>0.026281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451" calcext:value-type="float">
            <text:p>0.019451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379" calcext:value-type="float">
            <text:p>0.200379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0.029419" calcext:value-type="float">
            <text:p>0.029419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0.035052" calcext:value-type="float">
            <text:p>0.035052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076733" calcext:value-type="float">
            <text:p>0.076733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595" calcext:value-type="float">
            <text:p>0.019595</text:p>
          </table:table-cell>
        </table:table-row>
        <table:table-row table:style-name="ro3">
          <table:table-cell/>
          <table:table-cell office:value-type="float" office:value="297" calcext:value-type="float">
            <text:p>297</text:p>
          </table:table-cell>
          <table:table-cell office:value-type="float" office:value="0.297254" calcext:value-type="float">
            <text:p>0.297254</text:p>
          </table:table-cell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float" office:value="0.12874" calcext:value-type="float">
            <text:p>0.12874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100804" calcext:value-type="float">
            <text:p>0.100804</text:p>
          </table:table-cell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office:value-type="float" office:value="0.285788" calcext:value-type="float">
            <text:p>0.285788</text:p>
          </table:table-cell>
        </table:table-row>
        <table:table-row table:style-name="ro3">
          <table:table-cell/>
          <table:table-cell office:value-type="float" office:value="260" calcext:value-type="float">
            <text:p>260</text:p>
          </table:table-cell>
          <table:table-cell office:value-type="float" office:value="0.26025" calcext:value-type="float">
            <text:p>0.26025</text:p>
          </table:table-cell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office:value-type="float" office:value="0.193346" calcext:value-type="float">
            <text:p>0.193346</text:p>
          </table:table-cell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0.189498" calcext:value-type="float">
            <text:p>0.189498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094699" calcext:value-type="float">
            <text:p>0.094699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654" calcext:value-type="float">
            <text:p>0.032654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014" calcext:value-type="float">
            <text:p>0.136014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323" calcext:value-type="float">
            <text:p>0.027323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368" calcext:value-type="float">
            <text:p>0.200368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866" calcext:value-type="float">
            <text:p>0.085866</text:p>
          </table:table-cell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float" office:value="0.125065" calcext:value-type="float">
            <text:p>0.125065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866" calcext:value-type="float">
            <text:p>0.085866</text:p>
          </table:table-cell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float" office:value="0.150694" calcext:value-type="float">
            <text:p>0.150694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float" office:value="0.031805" calcext:value-type="float">
            <text:p>0.031805</text:p>
          </table:table-cell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float" office:value="0.077681" calcext:value-type="float">
            <text:p>0.077681</text:p>
          </table:table-cell>
        </table:table-row>
        <table:table-row table:style-name="ro3">
          <table:table-cell/>
          <table:table-cell office:value-type="float" office:value="229" calcext:value-type="float">
            <text:p>229</text:p>
          </table:table-cell>
          <table:table-cell office:value-type="float" office:value="0.22981" calcext:value-type="float">
            <text:p>0.22981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222" calcext:value-type="float">
            <text:p>0.047222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0.04914" calcext:value-type="float">
            <text:p>0.04914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0.013259" calcext:value-type="float">
            <text:p>0.013259</text:p>
          </table:table-cell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office:value-type="float" office:value="0.179184" calcext:value-type="float">
            <text:p>0.179184</text:p>
          </table:table-cell>
        </table:table-row>
        <table:table-row table:style-name="ro3">
          <table:table-cell/>
          <table:table-cell office:value-type="float" office:value="303" calcext:value-type="float">
            <text:p>303</text:p>
          </table:table-cell>
          <table:table-cell office:value-type="float" office:value="0.303182" calcext:value-type="float">
            <text:p>0.303182</text:p>
          </table:table-cell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float" office:value="0.116452" calcext:value-type="float">
            <text:p>0.116452</text:p>
          </table:table-cell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float" office:value="0.096987" calcext:value-type="float">
            <text:p>0.096987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651" calcext:value-type="float">
            <text:p>0.032651</text:p>
          </table:table-cell>
        </table:table-row>
        <table:table-row table:style-name="ro3">
          <table:table-cell/>
          <table:table-cell office:value-type="float" office:value="248" calcext:value-type="float">
            <text:p>248</text:p>
          </table:table-cell>
          <table:table-cell office:value-type="float" office:value="0.248108" calcext:value-type="float">
            <text:p>0.248108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float" office:value="0.054547" calcext:value-type="float">
            <text:p>0.054547</text:p>
          </table:table-cell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float" office:value="0.119923" calcext:value-type="float">
            <text:p>0.119923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078571" calcext:value-type="float">
            <text:p>0.078571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float" office:value="0.046945" calcext:value-type="float">
            <text:p>0.046945</text:p>
          </table:table-cell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0.098543" calcext:value-type="float">
            <text:p>0.098543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593" calcext:value-type="float">
            <text:p>0.019593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814" calcext:value-type="float">
            <text:p>0.073814</text:p>
          </table:table-cell>
        </table:table-row>
        <table:table-row table:style-name="ro3">
          <table:table-cell/>
          <table:table-cell office:value-type="float" office:value="197" calcext:value-type="float">
            <text:p>197</text:p>
          </table:table-cell>
          <table:table-cell office:value-type="float" office:value="0.197817" calcext:value-type="float">
            <text:p>0.197817</text:p>
          </table:table-cell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float" office:value="0.121889" calcext:value-type="float">
            <text:p>0.121889</text:p>
          </table:table-cell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float" office:value="0.120042" calcext:value-type="float">
            <text:p>0.120042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753" calcext:value-type="float">
            <text:p>0.036753</text:p>
          </table:table-cell>
        </table:table-row>
        <table:table-row table:style-name="ro3">
          <table:table-cell/>
          <table:table-cell office:value-type="float" office:value="172" calcext:value-type="float">
            <text:p>172</text:p>
          </table:table-cell>
          <table:table-cell office:value-type="float" office:value="0.172037" calcext:value-type="float">
            <text:p>0.172037</text:p>
          </table:table-cell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float" office:value="0.067922" calcext:value-type="float">
            <text:p>0.067922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245" calcext:value-type="float">
            <text:p>0.089245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0.058296" calcext:value-type="float">
            <text:p>0.058296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592" calcext:value-type="float">
            <text:p>0.019592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592" calcext:value-type="float">
            <text:p>0.019592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413" calcext:value-type="float">
            <text:p>0.045413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0.013258" calcext:value-type="float">
            <text:p>0.013258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0.026167" calcext:value-type="float">
            <text:p>0.026167</text:p>
          </table:table-cell>
        </table:table-row>
        <table:table-row table:style-name="ro3">
          <table:table-cell/>
          <table:table-cell office:value-type="float" office:value="307" calcext:value-type="float">
            <text:p>307</text:p>
          </table:table-cell>
          <table:table-cell office:value-type="float" office:value="0.307541" calcext:value-type="float">
            <text:p>0.307541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648" calcext:value-type="float">
            <text:p>0.032648</text:p>
          </table:table-cell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float" office:value="0.120119" calcext:value-type="float">
            <text:p>0.120119</text:p>
          </table:table-cell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float" office:value="0.119936" calcext:value-type="float">
            <text:p>0.119936</text:p>
          </table:table-cell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 office:value-type="float" office:value="0.34619" calcext:value-type="float">
            <text:p>0.34619</text:p>
          </table:table-cell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float" office:value="0.068035" calcext:value-type="float">
            <text:p>0.068035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16" calcext:value-type="float">
            <text:p>0.14716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0.035178" calcext:value-type="float">
            <text:p>0.035178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202" calcext:value-type="float">
            <text:p>0.153202</text:p>
          </table:table-cell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float" office:value="0.074614" calcext:value-type="float">
            <text:p>0.074614</text:p>
          </table:table-cell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0.189472" calcext:value-type="float">
            <text:p>0.189472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float" office:value="0.05954" calcext:value-type="float">
            <text:p>0.05954</text:p>
          </table:table-cell>
        </table:table-row>
        <table:table-row table:style-name="ro3">
          <table:table-cell/>
          <table:table-cell office:value-type="float" office:value="251" calcext:value-type="float">
            <text:p>251</text:p>
          </table:table-cell>
          <table:table-cell office:value-type="float" office:value="0.251861" calcext:value-type="float">
            <text:p>0.251861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0.013258" calcext:value-type="float">
            <text:p>0.013258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556" calcext:value-type="float">
            <text:p>0.052556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073808" calcext:value-type="float">
            <text:p>0.073808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float" office:value="0.070049" calcext:value-type="float">
            <text:p>0.070049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float" office:value="0.138243" calcext:value-type="float">
            <text:p>0.138243</text:p>
          </table:table-cell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float" office:value="0.120231" calcext:value-type="float">
            <text:p>0.120231</text:p>
          </table:table-cell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float" office:value="0.07762" calcext:value-type="float">
            <text:p>0.07762</text:p>
          </table:table-cell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office:value-type="float" office:value="0.148493" calcext:value-type="float">
            <text:p>0.148493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0.097375" calcext:value-type="float">
            <text:p>0.097375</text:p>
          </table:table-cell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office:value-type="float" office:value="0.193536" calcext:value-type="float">
            <text:p>0.193536</text:p>
          </table:table-cell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float" office:value="0.11446" calcext:value-type="float">
            <text:p>0.11446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float" office:value="0.053741" calcext:value-type="float">
            <text:p>0.053741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483" calcext:value-type="float">
            <text:p>0.032483</text:p>
          </table:table-cell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office:value-type="float" office:value="0.161457" calcext:value-type="float">
            <text:p>0.161457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081861" calcext:value-type="float">
            <text:p>0.081861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0.097742" calcext:value-type="float">
            <text:p>0.097742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float" office:value="0.0705" calcext:value-type="float">
            <text:p>0.0705</text:p>
          </table:table-cell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float" office:value="0.14701" calcext:value-type="float">
            <text:p>0.14701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432" calcext:value-type="float">
            <text:p>0.087432</text:p>
          </table:table-cell>
        </table:table-row>
        <table:table-row table:style-name="ro3">
          <table:table-cell/>
          <table:table-cell office:value-type="float" office:value="513" calcext:value-type="float">
            <text:p>513</text:p>
          </table:table-cell>
          <table:table-cell office:value-type="float" office:value="0.513807" calcext:value-type="float">
            <text:p>0.513807</text:p>
          </table:table-cell>
        </table:table-row>
        <table:table-row table:style-name="ro3">
          <table:table-cell/>
          <table:table-cell office:value-type="float" office:value="233" calcext:value-type="float">
            <text:p>233</text:p>
          </table:table-cell>
          <table:table-cell office:value-type="float" office:value="0.233969" calcext:value-type="float">
            <text:p>0.233969</text:p>
          </table:table-cell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office:value-type="float" office:value="0.193531" calcext:value-type="float">
            <text:p>0.193531</text:p>
          </table:table-cell>
        </table:table-row>
        <table:table-row table:style-name="ro3">
          <table:table-cell/>
          <table:table-cell office:value-type="float" office:value="338" calcext:value-type="float">
            <text:p>338</text:p>
          </table:table-cell>
          <table:table-cell office:value-type="float" office:value="0.33834" calcext:value-type="float">
            <text:p>0.33834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482" calcext:value-type="float">
            <text:p>0.032482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36" calcext:value-type="float">
            <text:p>0.05236</text:p>
          </table:table-cell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float" office:value="0.133848" calcext:value-type="float">
            <text:p>0.133848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0.021151" calcext:value-type="float">
            <text:p>0.021151</text:p>
          </table:table-cell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float" office:value="0.115203" calcext:value-type="float">
            <text:p>0.115203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249" calcext:value-type="float">
            <text:p>0.047249</text:p>
          </table:table-cell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 office:value-type="float" office:value="0.256836" calcext:value-type="float">
            <text:p>0.256836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0.022269" calcext:value-type="float">
            <text:p>0.022269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float" office:value="0.053738" calcext:value-type="float">
            <text:p>0.053738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85" calcext:value-type="float">
            <text:p>0.10685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0.049361" calcext:value-type="float">
            <text:p>0.049361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078804" calcext:value-type="float">
            <text:p>0.078804</text:p>
          </table:table-cell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float" office:value="0.101014" calcext:value-type="float">
            <text:p>0.101014</text:p>
          </table:table-cell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float" office:value="0.102692" calcext:value-type="float">
            <text:p>0.102692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732" calcext:value-type="float">
            <text:p>0.153732</text:p>
          </table:table-cell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float" office:value="0.12815" calcext:value-type="float">
            <text:p>0.12815</text:p>
          </table:table-cell>
        </table:table-row>
        <table:table-row table:style-name="ro3">
          <table:table-cell/>
          <table:table-cell office:value-type="float" office:value="262" calcext:value-type="float">
            <text:p>262</text:p>
          </table:table-cell>
          <table:table-cell office:value-type="float" office:value="0.262578" calcext:value-type="float">
            <text:p>0.262578</text:p>
          </table:table-cell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office:value-type="float" office:value="0.188051" calcext:value-type="float">
            <text:p>0.188051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078878" calcext:value-type="float">
            <text:p>0.078878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0.035561" calcext:value-type="float">
            <text:p>0.035561</text:p>
          </table:table-cell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float" office:value="0.150354" calcext:value-type="float">
            <text:p>0.150354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081855" calcext:value-type="float">
            <text:p>0.081855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float" office:value="0.138878" calcext:value-type="float">
            <text:p>0.138878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float" office:value="0.043288" calcext:value-type="float">
            <text:p>0.043288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658" calcext:value-type="float">
            <text:p>0.036658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658" calcext:value-type="float">
            <text:p>0.036658</text:p>
          </table:table-cell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float" office:value="0.140978" calcext:value-type="float">
            <text:p>0.140978</text:p>
          </table:table-cell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float" office:value="0.150352" calcext:value-type="float">
            <text:p>0.150352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0.060853" calcext:value-type="float">
            <text:p>0.060853</text:p>
          </table:table-cell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office:value-type="float" office:value="0.132478" calcext:value-type="float">
            <text:p>0.132478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078801" calcext:value-type="float">
            <text:p>0.078801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873" calcext:value-type="float">
            <text:p>0.085873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455" calcext:value-type="float">
            <text:p>0.032455</text:p>
          </table:table-cell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float" office:value="0.07198" calcext:value-type="float">
            <text:p>0.07198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033006" calcext:value-type="float">
            <text:p>0.033006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845" calcext:value-type="float">
            <text:p>0.106845</text:p>
          </table:table-cell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office:value-type="float" office:value="0.188044" calcext:value-type="float">
            <text:p>0.188044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081853" calcext:value-type="float">
            <text:p>0.081853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081853" calcext:value-type="float">
            <text:p>0.081853</text:p>
          </table:table-cell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float" office:value="0.062948" calcext:value-type="float">
            <text:p>0.062948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0.086819" calcext:value-type="float">
            <text:p>0.086819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479" calcext:value-type="float">
            <text:p>0.032479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872" calcext:value-type="float">
            <text:p>0.085872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0.097731" calcext:value-type="float">
            <text:p>0.097731</text:p>
          </table:table-cell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float" office:value="0.118889" calcext:value-type="float">
            <text:p>0.118889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0.072689" calcext:value-type="float">
            <text:p>0.072689</text:p>
          </table:table-cell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float" office:value="0.084461" calcext:value-type="float">
            <text:p>0.084461</text:p>
          </table:table-cell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office:value-type="float" office:value="0.203324" calcext:value-type="float">
            <text:p>0.203324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0.049752" calcext:value-type="float">
            <text:p>0.049752</text:p>
          </table:table-cell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80042" calcext:value-type="float">
            <text:p>0.080042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0.02929" calcext:value-type="float">
            <text:p>0.02929</text:p>
          </table:table-cell>
        </table:table-row>
        <table:table-row table:style-name="ro3">
          <table:table-cell/>
          <table:table-cell office:value-type="float" office:value="239" calcext:value-type="float">
            <text:p>239</text:p>
          </table:table-cell>
          <table:table-cell office:value-type="float" office:value="0.239427" calcext:value-type="float">
            <text:p>0.239427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0.026141" calcext:value-type="float">
            <text:p>0.026141</text:p>
          </table:table-cell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float" office:value="0.067479" calcext:value-type="float">
            <text:p>0.067479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float" office:value="0.044012" calcext:value-type="float">
            <text:p>0.044012</text:p>
          </table:table-cell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office:value-type="float" office:value="0.33603" calcext:value-type="float">
            <text:p>0.33603</text:p>
          </table:table-cell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office:value-type="float" office:value="0.263514" calcext:value-type="float">
            <text:p>0.263514</text:p>
          </table:table-cell>
        </table:table-row>
        <table:table-row table:style-name="ro3">
          <table:table-cell/>
          <table:table-cell office:value-type="float" office:value="412" calcext:value-type="float">
            <text:p>412</text:p>
          </table:table-cell>
          <table:table-cell office:value-type="float" office:value="0.412678" calcext:value-type="float">
            <text:p>0.412678</text:p>
          </table:table-cell>
        </table:table-row>
        <table:table-row table:style-name="ro3">
          <table:table-cell/>
          <table:table-cell office:value-type="float" office:value="423" calcext:value-type="float">
            <text:p>423</text:p>
          </table:table-cell>
          <table:table-cell office:value-type="float" office:value="0.423788" calcext:value-type="float">
            <text:p>0.423788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762" calcext:value-type="float">
            <text:p>0.223762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981" calcext:value-type="float">
            <text:p>0.087981</text:p>
          </table:table-cell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0.098507" calcext:value-type="float">
            <text:p>0.098507</text:p>
          </table:table-cell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float" office:value="0.121953" calcext:value-type="float">
            <text:p>0.121953</text:p>
          </table:table-cell>
        </table:table-row>
        <table:table-row table:style-name="ro3">
          <table:table-cell/>
          <table:table-cell office:value-type="float" office:value="369" calcext:value-type="float">
            <text:p>369</text:p>
          </table:table-cell>
          <table:table-cell office:value-type="float" office:value="0.369192" calcext:value-type="float">
            <text:p>0.369192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091649" calcext:value-type="float">
            <text:p>0.091649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0.072942" calcext:value-type="float">
            <text:p>0.072942</text:p>
          </table:table-cell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float" office:value="0.064658" calcext:value-type="float">
            <text:p>0.064658</text:p>
          </table:table-cell>
        </table:table-row>
        <table:table-row table:style-name="ro3">
          <table:table-cell/>
          <table:table-cell office:value-type="float" office:value="242" calcext:value-type="float">
            <text:p>242</text:p>
          </table:table-cell>
          <table:table-cell office:value-type="float" office:value="0.242231" calcext:value-type="float">
            <text:p>0.242231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092406" calcext:value-type="float">
            <text:p>0.092406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069318" calcext:value-type="float">
            <text:p>0.069318</text:p>
          </table:table-cell>
        </table:table-row>
        <table:table-row table:style-name="ro3">
          <table:table-cell/>
          <table:table-cell office:value-type="float" office:value="578" calcext:value-type="float">
            <text:p>578</text:p>
          </table:table-cell>
          <table:table-cell office:value-type="float" office:value="0.578404" calcext:value-type="float">
            <text:p>0.578404</text:p>
          </table:table-cell>
        </table:table-row>
        <table:table-row table:style-name="ro3">
          <table:table-cell/>
          <table:table-cell office:value-type="float" office:value="235" calcext:value-type="float">
            <text:p>235</text:p>
          </table:table-cell>
          <table:table-cell office:value-type="float" office:value="0.235567" calcext:value-type="float">
            <text:p>0.235567</text:p>
          </table:table-cell>
        </table:table-row>
        <table:table-row table:style-name="ro3">
          <table:table-cell/>
          <table:table-cell office:value-type="float" office:value="412" calcext:value-type="float">
            <text:p>412</text:p>
          </table:table-cell>
          <table:table-cell office:value-type="float" office:value="0.412669" calcext:value-type="float">
            <text:p>0.412669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028514" calcext:value-type="float">
            <text:p>0.028514</text:p>
          </table:table-cell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float" office:value="0.115017" calcext:value-type="float">
            <text:p>0.115017</text:p>
          </table:table-cell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office:value-type="float" office:value="0.336021" calcext:value-type="float">
            <text:p>0.336021</text:p>
          </table:table-cell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float" office:value="0.090743" calcext:value-type="float">
            <text:p>0.090743</text:p>
          </table:table-cell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office:value-type="float" office:value="0.148024" calcext:value-type="float">
            <text:p>0.148024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756" calcext:value-type="float">
            <text:p>0.223756</text:p>
          </table:table-cell>
        </table:table-row>
        <table:table-row table:style-name="ro3">
          <table:table-cell/>
          <table:table-cell office:value-type="float" office:value="199" calcext:value-type="float">
            <text:p>199</text:p>
          </table:table-cell>
          <table:table-cell office:value-type="float" office:value="0.199025" calcext:value-type="float">
            <text:p>0.199025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961" calcext:value-type="float">
            <text:p>0.130961</text:p>
          </table:table-cell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office:value-type="float" office:value="0.224474" calcext:value-type="float">
            <text:p>0.224474</text:p>
          </table:table-cell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float" office:value="0.110996" calcext:value-type="float">
            <text:p>0.110996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091647" calcext:value-type="float">
            <text:p>0.091647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543" calcext:value-type="float">
            <text:p>0.200543</text:p>
          </table:table-cell>
        </table:table-row>
        <table:table-row table:style-name="ro3">
          <table:table-cell/>
          <table:table-cell office:value-type="float" office:value="312" calcext:value-type="float">
            <text:p>312</text:p>
          </table:table-cell>
          <table:table-cell office:value-type="float" office:value="0.312878" calcext:value-type="float">
            <text:p>0.312878</text:p>
          </table:table-cell>
        </table:table-row>
        <table:table-row table:style-name="ro3">
          <table:table-cell/>
          <table:table-cell office:value-type="float" office:value="340" calcext:value-type="float">
            <text:p>340</text:p>
          </table:table-cell>
          <table:table-cell office:value-type="float" office:value="0.340014" calcext:value-type="float">
            <text:p>0.340014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088688" calcext:value-type="float">
            <text:p>0.088688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283" calcext:value-type="float">
            <text:p>0.200283</text:p>
          </table:table-cell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 office:value-type="float" office:value="0.336015" calcext:value-type="float">
            <text:p>0.336015</text:p>
          </table:table-cell>
        </table:table-row>
        <table:table-row table:style-name="ro3">
          <table:table-cell/>
          <table:table-cell office:value-type="float" office:value="443" calcext:value-type="float">
            <text:p>443</text:p>
          </table:table-cell>
          <table:table-cell office:value-type="float" office:value="0.443409" calcext:value-type="float">
            <text:p>0.443409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office:value-type="float" office:value="0.138484" calcext:value-type="float">
            <text:p>0.138484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0.058937" calcext:value-type="float">
            <text:p>0.058937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522" calcext:value-type="float">
            <text:p>0.079522</text:p>
          </table:table-cell>
        </table:table-row>
        <table:table-row table:style-name="ro3">
          <table:table-cell/>
          <table:table-cell office:value-type="float" office:value="412" calcext:value-type="float">
            <text:p>412</text:p>
          </table:table-cell>
          <table:table-cell office:value-type="float" office:value="0.412658" calcext:value-type="float">
            <text:p>0.412658</text:p>
          </table:table-cell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office:value-type="float" office:value="0.164767" calcext:value-type="float">
            <text:p>0.164767</text:p>
          </table:table-cell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200282" calcext:value-type="float">
            <text:p>0.200282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091201" calcext:value-type="float">
            <text:p>0.091201</text:p>
          </table:table-cell>
        </table:table-row>
        <table:table-row table:style-name="ro3">
          <table:table-cell/>
          <table:table-cell office:value-type="float" office:value="340" calcext:value-type="float">
            <text:p>340</text:p>
          </table:table-cell>
          <table:table-cell office:value-type="float" office:value="0.340846" calcext:value-type="float">
            <text:p>0.340846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030911" calcext:value-type="float">
            <text:p>0.030911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091644" calcext:value-type="float">
            <text:p>0.091644</text:p>
          </table:table-cell>
        </table:table-row>
        <table:table-row table:style-name="ro3">
          <table:table-cell/>
          <table:table-cell office:value-type="float" office:value="222" calcext:value-type="float">
            <text:p>222</text:p>
          </table:table-cell>
          <table:table-cell office:value-type="float" office:value="0.222351" calcext:value-type="float">
            <text:p>0.222351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088428" calcext:value-type="float">
            <text:p>0.088428</text:p>
          </table:table-cell>
        </table:table-row>
        <table:table-row table:style-name="ro3">
          <table:table-cell/>
          <table:table-cell office:value-type="float" office:value="280" calcext:value-type="float">
            <text:p>280</text:p>
          </table:table-cell>
          <table:table-cell office:value-type="float" office:value="0.280307" calcext:value-type="float">
            <text:p>0.280307</text:p>
          </table:table-cell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0.098201" calcext:value-type="float">
            <text:p>0.098201</text:p>
          </table:table-cell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float" office:value="0.13924" calcext:value-type="float">
            <text:p>0.13924</text:p>
          </table:table-cell>
        </table:table-row>
        <table:table-row table:style-name="ro3">
          <table:table-cell/>
          <table:table-cell office:value-type="float" office:value="215" calcext:value-type="float">
            <text:p>215</text:p>
          </table:table-cell>
          <table:table-cell office:value-type="float" office:value="0.215866" calcext:value-type="float">
            <text:p>0.215866</text:p>
          </table:table-cell>
        </table:table-row>
        <table:table-row table:style-name="ro3">
          <table:table-cell/>
          <table:table-cell office:value-type="float" office:value="472" calcext:value-type="float">
            <text:p>472</text:p>
          </table:table-cell>
          <table:table-cell office:value-type="float" office:value="0.472563" calcext:value-type="float">
            <text:p>0.472563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092843" calcext:value-type="float">
            <text:p>0.092843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0.086665" calcext:value-type="float">
            <text:p>0.086665</text:p>
          </table:table-cell>
        </table:table-row>
        <table:table-row table:style-name="ro3">
          <table:table-cell/>
          <table:table-cell office:value-type="float" office:value="185" calcext:value-type="float">
            <text:p>185</text:p>
          </table:table-cell>
          <table:table-cell office:value-type="float" office:value="0.185168" calcext:value-type="float">
            <text:p>0.185168</text:p>
          </table:table-cell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 office:value-type="float" office:value="0.350499" calcext:value-type="float">
            <text:p>0.350499</text:p>
          </table:table-cell>
        </table:table-row>
        <table:table-row table:style-name="ro3">
          <table:table-cell/>
          <table:table-cell office:value-type="float" office:value="215" calcext:value-type="float">
            <text:p>215</text:p>
          </table:table-cell>
          <table:table-cell office:value-type="float" office:value="0.215865" calcext:value-type="float">
            <text:p>0.215865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0.060591" calcext:value-type="float">
            <text:p>0.060591</text:p>
          </table:table-cell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float" office:value="0.144805" calcext:value-type="float">
            <text:p>0.144805</text:p>
          </table:table-cell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float" office:value="0.124845" calcext:value-type="float">
            <text:p>0.124845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float" office:value="0.03451" calcext:value-type="float">
            <text:p>0.03451</text:p>
          </table:table-cell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0.171121" calcext:value-type="float">
            <text:p>0.171121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03361" calcext:value-type="float">
            <text:p>0.03361</text:p>
          </table:table-cell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 office:value-type="float" office:value="0.24929" calcext:value-type="float">
            <text:p>0.24929</text:p>
          </table:table-cell>
        </table:table-row>
        <table:table-row table:style-name="ro3">
          <table:table-cell/>
          <table:table-cell office:value-type="float" office:value="419" calcext:value-type="float">
            <text:p>419</text:p>
          </table:table-cell>
          <table:table-cell office:value-type="float" office:value="0.41987" calcext:value-type="float">
            <text:p>0.41987</text:p>
          </table:table-cell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office:value-type="float" office:value="0.179361" calcext:value-type="float">
            <text:p>0.179361</text:p>
          </table:table-cell>
        </table:table-row>
        <table:table-row table:style-name="ro3">
          <table:table-cell/>
          <table:table-cell office:value-type="float" office:value="412" calcext:value-type="float">
            <text:p>412</text:p>
          </table:table-cell>
          <table:table-cell office:value-type="float" office:value="0.412647" calcext:value-type="float">
            <text:p>0.412647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072" calcext:value-type="float">
            <text:p>0.032072</text:p>
          </table:table-cell>
        </table:table-row>
        <table:table-row table:style-name="ro3">
          <table:table-cell/>
          <table:table-cell office:value-type="float" office:value="512" calcext:value-type="float">
            <text:p>512</text:p>
          </table:table-cell>
          <table:table-cell office:value-type="float" office:value="0.512655" calcext:value-type="float">
            <text:p>0.512655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481" calcext:value-type="float">
            <text:p>0.130481</text:p>
          </table:table-cell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 office:value-type="float" office:value="0.382858" calcext:value-type="float">
            <text:p>0.382858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138" calcext:value-type="float">
            <text:p>0.047138</text:p>
          </table:table-cell>
        </table:table-row>
        <table:table-row table:style-name="ro3">
          <table:table-cell/>
          <table:table-cell office:value-type="float" office:value="222" calcext:value-type="float">
            <text:p>222</text:p>
          </table:table-cell>
          <table:table-cell office:value-type="float" office:value="0.222272" calcext:value-type="float">
            <text:p>0.222272</text:p>
          </table:table-cell>
        </table:table-row>
        <table:table-row table:style-name="ro3">
          <table:table-cell/>
          <table:table-cell office:value-type="float" office:value="369" calcext:value-type="float">
            <text:p>369</text:p>
          </table:table-cell>
          <table:table-cell office:value-type="float" office:value="0.369946" calcext:value-type="float">
            <text:p>0.369946</text:p>
          </table:table-cell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office:value-type="float" office:value="0.133627" calcext:value-type="float">
            <text:p>0.133627</text:p>
          </table:table-cell>
        </table:table-row>
        <table:table-row table:style-name="ro3">
          <table:table-cell/>
          <table:table-cell office:value-type="float" office:value="387" calcext:value-type="float">
            <text:p>387</text:p>
          </table:table-cell>
          <table:table-cell office:value-type="float" office:value="0.387161" calcext:value-type="float">
            <text:p>0.387161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659" calcext:value-type="float">
            <text:p>0.045659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138" calcext:value-type="float">
            <text:p>0.047138</text:p>
          </table:table-cell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float" office:value="0.240093" calcext:value-type="float">
            <text:p>0.240093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659" calcext:value-type="float">
            <text:p>0.045659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764" calcext:value-type="float">
            <text:p>0.153764</text:p>
          </table:table-cell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 office:value-type="float" office:value="0.249339" calcext:value-type="float">
            <text:p>0.249339</text:p>
          </table:table-cell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 office:value-type="float" office:value="0.34879" calcext:value-type="float">
            <text:p>0.34879</text:p>
          </table:table-cell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office:value-type="float" office:value="0.224054" calcext:value-type="float">
            <text:p>0.224054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486" calcext:value-type="float">
            <text:p>0.186486</text:p>
          </table:table-cell>
        </table:table-row>
        <table:table-row table:style-name="ro3">
          <table:table-cell/>
          <table:table-cell office:value-type="float" office:value="313" calcext:value-type="float">
            <text:p>313</text:p>
          </table:table-cell>
          <table:table-cell office:value-type="float" office:value="0.313742" calcext:value-type="float">
            <text:p>0.313742</text:p>
          </table:table-cell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float" office:value="0.114165" calcext:value-type="float">
            <text:p>0.114165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0.050762" calcext:value-type="float">
            <text:p>0.050762</text:p>
          </table:table-cell>
        </table:table-row>
        <table:table-row table:style-name="ro3">
          <table:table-cell/>
          <table:table-cell office:value-type="float" office:value="267" calcext:value-type="float">
            <text:p>267</text:p>
          </table:table-cell>
          <table:table-cell office:value-type="float" office:value="0.267885" calcext:value-type="float">
            <text:p>0.267885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235" calcext:value-type="float">
            <text:p>0.173235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204" calcext:value-type="float">
            <text:p>0.173204</text:p>
          </table:table-cell>
        </table:table-row>
        <table:table-row table:style-name="ro3">
          <table:table-cell/>
          <table:table-cell office:value-type="float" office:value="242" calcext:value-type="float">
            <text:p>242</text:p>
          </table:table-cell>
          <table:table-cell office:value-type="float" office:value="0.242245" calcext:value-type="float">
            <text:p>0.242245</text:p>
          </table:table-cell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office:value-type="float" office:value="0.191984" calcext:value-type="float">
            <text:p>0.191984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455" calcext:value-type="float">
            <text:p>0.056455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045659" calcext:value-type="float">
            <text:p>0.045659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762" calcext:value-type="float">
            <text:p>0.153762</text:p>
          </table:table-cell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office:value-type="float" office:value="0.191984" calcext:value-type="float">
            <text:p>0.191984</text:p>
          </table:table-cell>
        </table:table-row>
        <table:table-row table:style-name="ro3">
          <table:table-cell/>
          <table:table-cell office:value-type="float" office:value="262" calcext:value-type="float">
            <text:p>262</text:p>
          </table:table-cell>
          <table:table-cell office:value-type="float" office:value="0.262393" calcext:value-type="float">
            <text:p>0.262393</text:p>
          </table:table-cell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office:value-type="float" office:value="0.300945" calcext:value-type="float">
            <text:p>0.300945</text:p>
          </table:table-cell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 office:value-type="float" office:value="0.348786" calcext:value-type="float">
            <text:p>0.348786</text:p>
          </table:table-cell>
        </table:table-row>
        <table:table-row table:style-name="ro3">
          <table:table-cell/>
          <table:table-cell office:value-type="float" office:value="388" calcext:value-type="float">
            <text:p>388</text:p>
          </table:table-cell>
          <table:table-cell office:value-type="float" office:value="0.388535" calcext:value-type="float">
            <text:p>0.388535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036416" calcext:value-type="float">
            <text:p>0.036416</text:p>
          </table:table-cell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float" office:value="0.144287" calcext:value-type="float">
            <text:p>0.144287</text:p>
          </table:table-cell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 office:value-type="float" office:value="0.217052" calcext:value-type="float">
            <text:p>0.217052</text:p>
          </table:table-cell>
        </table:table-row>
        <table:table-row table:style-name="ro3">
          <table:table-cell/>
          <table:table-cell office:value-type="float" office:value="344" calcext:value-type="float">
            <text:p>344</text:p>
          </table:table-cell>
          <table:table-cell office:value-type="float" office:value="0.344411" calcext:value-type="float">
            <text:p>0.344411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478" calcext:value-type="float">
            <text:p>0.130478</text:p>
          </table:table-cell>
        </table:table-row>
        <table:table-row table:style-name="ro3">
          <table:table-cell/>
          <table:table-cell office:value-type="float" office:value="357" calcext:value-type="float">
            <text:p>357</text:p>
          </table:table-cell>
          <table:table-cell office:value-type="float" office:value="0.35783" calcext:value-type="float">
            <text:p>0.35783</text:p>
          </table:table-cell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0.098873" calcext:value-type="float">
            <text:p>0.098873</text:p>
          </table:table-cell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 office:value-type="float" office:value="0.348778" calcext:value-type="float">
            <text:p>0.348778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float" office:value="0.034977" calcext:value-type="float">
            <text:p>0.034977</text:p>
          </table:table-cell>
        </table:table-row>
        <table:table-row table:style-name="ro3">
          <table:table-cell/>
          <table:table-cell office:value-type="float" office:value="344" calcext:value-type="float">
            <text:p>344</text:p>
          </table:table-cell>
          <table:table-cell office:value-type="float" office:value="0.34441" calcext:value-type="float">
            <text:p>0.34441</text:p>
          </table:table-cell>
        </table:table-row>
        <table:table-row table:style-name="ro3">
          <table:table-cell/>
          <table:table-cell office:value-type="float" office:value="319" calcext:value-type="float">
            <text:p>319</text:p>
          </table:table-cell>
          <table:table-cell office:value-type="float" office:value="0.319903" calcext:value-type="float">
            <text:p>0.319903</text:p>
          </table:table-cell>
        </table:table-row>
        <table:table-row table:style-name="ro3">
          <table:table-cell/>
          <table:table-cell office:value-type="float" office:value="251" calcext:value-type="float">
            <text:p>251</text:p>
          </table:table-cell>
          <table:table-cell office:value-type="float" office:value="0.251432" calcext:value-type="float">
            <text:p>0.251432</text:p>
          </table:table-cell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float" office:value="0.144286" calcext:value-type="float">
            <text:p>0.144286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032499" calcext:value-type="float">
            <text:p>0.032499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957" calcext:value-type="float">
            <text:p>0.052957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231" calcext:value-type="float">
            <text:p>0.173231</text:p>
          </table:table-cell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float" office:value="0.1679" calcext:value-type="float">
            <text:p>0.1679</text:p>
          </table:table-cell>
        </table:table-row>
        <table:table-row table:style-name="ro3">
          <table:table-cell/>
          <table:table-cell office:value-type="float" office:value="294" calcext:value-type="float">
            <text:p>294</text:p>
          </table:table-cell>
          <table:table-cell office:value-type="float" office:value="0.294554" calcext:value-type="float">
            <text:p>0.294554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136" calcext:value-type="float">
            <text:p>0.047136</text:p>
          </table:table-cell>
        </table:table-row>
        <table:table-row table:style-name="ro3">
          <table:table-cell/>
          <table:table-cell office:value-type="float" office:value="315" calcext:value-type="float">
            <text:p>315</text:p>
          </table:table-cell>
          <table:table-cell office:value-type="float" office:value="0.315247" calcext:value-type="float">
            <text:p>0.315247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679" calcext:value-type="float">
            <text:p>0.079679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042043" calcext:value-type="float">
            <text:p>0.042043</text:p>
          </table:table-cell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office:value-type="float" office:value="0.224048" calcext:value-type="float">
            <text:p>0.224048</text:p>
          </table:table-cell>
        </table:table-row>
        <table:table-row table:style-name="ro3">
          <table:table-cell/>
          <table:table-cell office:value-type="float" office:value="315" calcext:value-type="float">
            <text:p>315</text:p>
          </table:table-cell>
          <table:table-cell office:value-type="float" office:value="0.315247" calcext:value-type="float">
            <text:p>0.315247</text:p>
          </table:table-cell>
        </table:table-row>
        <table:table-row table:style-name="ro3">
          <table:table-cell/>
          <table:table-cell office:value-type="float" office:value="227" calcext:value-type="float">
            <text:p>227</text:p>
          </table:table-cell>
          <table:table-cell office:value-type="float" office:value="0.227395" calcext:value-type="float">
            <text:p>0.227395</text:p>
          </table:table-cell>
        </table:table-row>
        <table:table-row table:style-name="ro3">
          <table:table-cell/>
          <table:table-cell office:value-type="float" office:value="227" calcext:value-type="float">
            <text:p>227</text:p>
          </table:table-cell>
          <table:table-cell office:value-type="float" office:value="0.227395" calcext:value-type="float">
            <text:p>0.227395</text:p>
          </table:table-cell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office:value-type="float" office:value="0.148665" calcext:value-type="float">
            <text:p>0.148665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office:value-type="float" office:value="0.223278" calcext:value-type="float">
            <text:p>0.223278</text:p>
          </table:table-cell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0.093901" calcext:value-type="float">
            <text:p>0.093901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221" calcext:value-type="float">
            <text:p>0.052221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float" office:value="0.070317" calcext:value-type="float">
            <text:p>0.070317</text:p>
          </table:table-cell>
        </table:table-row>
        <table:table-row table:style-name="ro3">
          <table:table-cell/>
          <table:table-cell office:value-type="float" office:value="335" calcext:value-type="float">
            <text:p>335</text:p>
          </table:table-cell>
          <table:table-cell office:value-type="float" office:value="0.335003" calcext:value-type="float">
            <text:p>0.335003</text:p>
          </table:table-cell>
        </table:table-row>
        <table:table-row table:style-name="ro3">
          <table:table-cell/>
          <table:table-cell office:value-type="float" office:value="507" calcext:value-type="float">
            <text:p>507</text:p>
          </table:table-cell>
          <table:table-cell office:value-type="float" office:value="0.507681" calcext:value-type="float">
            <text:p>0.507681</text:p>
          </table:table-cell>
        </table:table-row>
        <table:table-row table:style-name="ro3">
          <table:table-cell/>
          <table:table-cell office:value-type="float" office:value="273" calcext:value-type="float">
            <text:p>273</text:p>
          </table:table-cell>
          <table:table-cell office:value-type="float" office:value="0.273358" calcext:value-type="float">
            <text:p>0.273358</text:p>
          </table:table-cell>
        </table:table-row>
        <table:table-row table:style-name="ro3">
          <table:table-cell/>
          <table:table-cell office:value-type="float" office:value="211" calcext:value-type="float">
            <text:p>211</text:p>
          </table:table-cell>
          <table:table-cell office:value-type="float" office:value="0.211842" calcext:value-type="float">
            <text:p>0.211842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office:value-type="float" office:value="0.173229" calcext:value-type="float">
            <text:p>0.173229</text:p>
          </table:table-cell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office:value-type="float" office:value="0.164509" calcext:value-type="float">
            <text:p>0.164509</text:p>
          </table:table-cell>
        </table:table-row>
        <table:table-row table:style-name="ro3">
          <table:table-cell/>
          <table:table-cell office:value-type="float" office:value="344" calcext:value-type="float">
            <text:p>344</text:p>
          </table:table-cell>
          <table:table-cell office:value-type="float" office:value="0.344404" calcext:value-type="float">
            <text:p>0.344404</text:p>
          </table:table-cell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float" office:value="0.130475" calcext:value-type="float">
            <text:p>0.130475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088307" calcext:value-type="float">
            <text:p>0.088307</text:p>
          </table:table-cell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float" office:value="0.150256" calcext:value-type="float">
            <text:p>0.150256</text:p>
          </table:table-cell>
        </table:table-row>
        <table:table-row table:style-name="ro3">
          <table:table-cell/>
          <table:table-cell office:value-type="float" office:value="225" calcext:value-type="float">
            <text:p>225</text:p>
          </table:table-cell>
          <table:table-cell office:value-type="float" office:value="0.225171" calcext:value-type="float">
            <text:p>0.225171</text:p>
          </table:table-cell>
        </table:table-row>
        <table:table-row table:style-name="ro3">
          <table:table-cell/>
          <table:table-cell office:value-type="float" office:value="269" calcext:value-type="float">
            <text:p>269</text:p>
          </table:table-cell>
          <table:table-cell office:value-type="float" office:value="0.269748" calcext:value-type="float">
            <text:p>0.269748</text:p>
          </table:table-cell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float" office:value="0.090222" calcext:value-type="float">
            <text:p>0.090222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052799" calcext:value-type="float">
            <text:p>0.052799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938" calcext:value-type="float">
            <text:p>0.136938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office:value-type="float" office:value="0.186573" calcext:value-type="float">
            <text:p>0.186573</text:p>
          </table:table-cell>
        </table:table-row>
        <table:table-row table:style-name="ro3">
          <table:table-cell/>
          <table:table-cell office:value-type="float" office:value="220" calcext:value-type="float">
            <text:p>220</text:p>
          </table:table-cell>
          <table:table-cell office:value-type="float" office:value="0.22028" calcext:value-type="float">
            <text:p>0.22028</text:p>
          </table:table-cell>
        </table:table-row>
        <table:table-row table:style-name="ro3">
          <table:table-cell/>
          <table:table-cell office:value-type="float" office:value="260" calcext:value-type="float">
            <text:p>260</text:p>
          </table:table-cell>
          <table:table-cell office:value-type="float" office:value="0.260826" calcext:value-type="float">
            <text:p>0.260826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09288" calcext:value-type="float">
            <text:p>0.09288</text:p>
          </table:table-cell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office:value-type="float" office:value="0.179639" calcext:value-type="float">
            <text:p>0.179639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0.013915" calcext:value-type="float">
            <text:p>0.013915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649" calcext:value-type="float">
            <text:p>0.019649</text:p>
          </table:table-cell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office:value-type="float" office:value="0.165009" calcext:value-type="float">
            <text:p>0.165009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817" calcext:value-type="float">
            <text:p>0.056817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0.01634" calcext:value-type="float">
            <text:p>0.01634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817" calcext:value-type="float">
            <text:p>0.056817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0.021464" calcext:value-type="float">
            <text:p>0.021464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322" calcext:value-type="float">
            <text:p>0.085322</text:p>
          </table:table-cell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float" office:value="0.103491" calcext:value-type="float">
            <text:p>0.103491</text:p>
          </table:table-cell>
        </table:table-row>
        <table:table-row table:style-name="ro3">
          <table:table-cell/>
          <table:table-cell office:value-type="float" office:value="332" calcext:value-type="float">
            <text:p>332</text:p>
          </table:table-cell>
          <table:table-cell office:value-type="float" office:value="0.332188" calcext:value-type="float">
            <text:p>0.332188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491" calcext:value-type="float">
            <text:p>0.106491</text:p>
          </table:table-cell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office:value-type="float" office:value="0.131223" calcext:value-type="float">
            <text:p>0.131223</text:p>
          </table:table-cell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 office:value-type="float" office:value="0.404074" calcext:value-type="float">
            <text:p>0.404074</text:p>
          </table:table-cell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 office:value-type="float" office:value="0.404074" calcext:value-type="float">
            <text:p>0.404074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float" office:value="0.031962" calcext:value-type="float">
            <text:p>0.031962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114" calcext:value-type="float">
            <text:p>0.061114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183" calcext:value-type="float">
            <text:p>0.274183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649" calcext:value-type="float">
            <text:p>0.019649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183" calcext:value-type="float">
            <text:p>0.274183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649" calcext:value-type="float">
            <text:p>0.019649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906" calcext:value-type="float">
            <text:p>0.037906</text:p>
          </table:table-cell>
        </table:table-row>
        <table:table-row table:style-name="ro3">
          <table:table-cell/>
          <table:table-cell office:value-type="float" office:value="229" calcext:value-type="float">
            <text:p>229</text:p>
          </table:table-cell>
          <table:table-cell office:value-type="float" office:value="0.229274" calcext:value-type="float">
            <text:p>0.229274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816" calcext:value-type="float">
            <text:p>0.056816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0.018011" calcext:value-type="float">
            <text:p>0.018011</text:p>
          </table:table-cell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 office:value-type="float" office:value="0.404072" calcext:value-type="float">
            <text:p>0.404072</text:p>
          </table:table-cell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office:value-type="float" office:value="0.188611" calcext:value-type="float">
            <text:p>0.188611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0.055771" calcext:value-type="float">
            <text:p>0.055771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0.011615" calcext:value-type="float">
            <text:p>0.011615</text:p>
          </table:table-cell>
        </table:table-row>
        <table:table-row table:style-name="ro3">
          <table:table-cell/>
          <table:table-cell office:value-type="float" office:value="229" calcext:value-type="float">
            <text:p>229</text:p>
          </table:table-cell>
          <table:table-cell office:value-type="float" office:value="0.229274" calcext:value-type="float">
            <text:p>0.229274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088305" calcext:value-type="float">
            <text:p>0.088305</text:p>
          </table:table-cell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office:value-type="float" office:value="0.131222" calcext:value-type="float">
            <text:p>0.131222</text:p>
          </table:table-cell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float" office:value="0.140527" calcext:value-type="float">
            <text:p>0.140527</text:p>
          </table:table-cell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float" office:value="0.117076" calcext:value-type="float">
            <text:p>0.117076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906" calcext:value-type="float">
            <text:p>0.037906</text:p>
          </table:table-cell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float" office:value="0.096906" calcext:value-type="float">
            <text:p>0.096906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0.022545" calcext:value-type="float">
            <text:p>0.022545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735" calcext:value-type="float">
            <text:p>0.027735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986" calcext:value-type="float">
            <text:p>0.106986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322" calcext:value-type="float">
            <text:p>0.085322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986" calcext:value-type="float">
            <text:p>0.10698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735" calcext:value-type="float">
            <text:p>0.027735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963" calcext:value-type="float">
            <text:p>0.027963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019649" calcext:value-type="float">
            <text:p>0.019649</text:p>
          </table:table-cell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float" office:value="0.123035" calcext:value-type="float">
            <text:p>0.123035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085788" calcext:value-type="float">
            <text:p>0.085788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816" calcext:value-type="float">
            <text:p>0.056816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18" calcext:value-type="float">
            <text:p>0.27418</text:p>
          </table:table-cell>
        </table:table-row>
        <table:table-row table:style-name="ro3">
          <table:table-cell/>
          <table:table-cell office:value-type="float" office:value="181" calcext:value-type="float">
            <text:p>181</text:p>
          </table:table-cell>
          <table:table-cell office:value-type="float" office:value="0.18127" calcext:value-type="float">
            <text:p>0.18127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float" office:value="0.053106" calcext:value-type="float">
            <text:p>0.053106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037906" calcext:value-type="float">
            <text:p>0.037906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056943" calcext:value-type="float">
            <text:p>0.056943</text:p>
          </table:table-cell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 office:value-type="float" office:value="0.404068" calcext:value-type="float">
            <text:p>0.404068</text:p>
          </table:table-cell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 office:value-type="float" office:value="0.404068" calcext:value-type="float">
            <text:p>0.404068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0.009399" calcext:value-type="float">
            <text:p>0.009399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float" office:value="0.046953" calcext:value-type="float">
            <text:p>0.04695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office:value-type="float" office:value="0.153783" calcext:value-type="float">
            <text:p>0.153783</text:p>
          </table:table-cell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float" office:value="0.149557" calcext:value-type="float">
            <text:p>0.149557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439" calcext:value-type="float">
            <text:p>0.079439</text:p>
          </table:table-cell>
        </table:table-row>
        <table:table-row table:style-name="ro3">
          <table:table-cell/>
          <table:table-cell office:value-type="float" office:value="231" calcext:value-type="float">
            <text:p>231</text:p>
          </table:table-cell>
          <table:table-cell office:value-type="float" office:value="0.231871" calcext:value-type="float">
            <text:p>0.231871</text:p>
          </table:table-cell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office:value-type="float" office:value="0.158168" calcext:value-type="float">
            <text:p>0.158168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float" office:value="0.054887" calcext:value-type="float">
            <text:p>0.054887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732" calcext:value-type="float">
            <text:p>0.274732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04766" calcext:value-type="float">
            <text:p>0.04766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0.055136" calcext:value-type="float">
            <text:p>0.055136</text:p>
          </table:table-cell>
        </table:table-row>
        <table:table-row table:style-name="ro3">
          <table:table-cell/>
          <table:table-cell office:value-type="float" office:value="623" calcext:value-type="float">
            <text:p>623</text:p>
          </table:table-cell>
          <table:table-cell office:value-type="float" office:value="0.623276" calcext:value-type="float">
            <text:p>0.623276</text:p>
          </table:table-cell>
        </table:table-row>
        <table:table-row table:style-name="ro3">
          <table:table-cell/>
          <table:table-cell office:value-type="float" office:value="273" calcext:value-type="float">
            <text:p>273</text:p>
          </table:table-cell>
          <table:table-cell office:value-type="float" office:value="0.273783" calcext:value-type="float">
            <text:p>0.273783</text:p>
          </table:table-cell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office:value-type="float" office:value="0.163907" calcext:value-type="float">
            <text:p>0.163907</text:p>
          </table:table-cell>
        </table:table-row>
        <table:table-row table:style-name="ro3">
          <table:table-cell/>
          <table:table-cell office:value-type="float" office:value="185" calcext:value-type="float">
            <text:p>185</text:p>
          </table:table-cell>
          <table:table-cell office:value-type="float" office:value="0.185153" calcext:value-type="float">
            <text:p>0.185153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174" calcext:value-type="float">
            <text:p>0.274174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0.055136" calcext:value-type="float">
            <text:p>0.055136</text:p>
          </table:table-cell>
        </table:table-row>
        <table:table-row table:style-name="ro3">
          <table:table-cell/>
          <table:table-cell office:value-type="float" office:value="491" calcext:value-type="float">
            <text:p>491</text:p>
          </table:table-cell>
          <table:table-cell office:value-type="float" office:value="0.491944" calcext:value-type="float">
            <text:p>0.491944</text:p>
          </table:table-cell>
        </table:table-row>
        <table:table-row table:style-name="ro3">
          <table:table-cell/>
          <table:table-cell office:value-type="float" office:value="428" calcext:value-type="float">
            <text:p>428</text:p>
          </table:table-cell>
          <table:table-cell office:value-type="float" office:value="0.428185" calcext:value-type="float">
            <text:p>0.428185</text:p>
          </table:table-cell>
        </table:table-row>
        <table:table-row table:style-name="ro3">
          <table:table-cell/>
          <table:table-cell office:value-type="float" office:value="245" calcext:value-type="float">
            <text:p>245</text:p>
          </table:table-cell>
          <table:table-cell office:value-type="float" office:value="0.245995" calcext:value-type="float">
            <text:p>0.245995</text:p>
          </table:table-cell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float" office:value="0.075802" calcext:value-type="float">
            <text:p>0.075802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079193" calcext:value-type="float">
            <text:p>0.079193</text:p>
          </table:table-cell>
        </table:table-row>
        <table:table-row table:style-name="ro3">
          <table:table-cell/>
          <table:table-cell office:value-type="float" office:value="402" calcext:value-type="float">
            <text:p>402</text:p>
          </table:table-cell>
          <table:table-cell office:value-type="float" office:value="0.402025" calcext:value-type="float">
            <text:p>0.402025</text:p>
          </table:table-cell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float" office:value="0.109523" calcext:value-type="float">
            <text:p>0.109523</text:p>
          </table:table-cell>
        </table:table-row>
        <table:table-row table:style-name="ro3">
          <table:table-cell/>
          <table:table-cell office:value-type="float" office:value="295" calcext:value-type="float">
            <text:p>295</text:p>
          </table:table-cell>
          <table:table-cell office:value-type="float" office:value="0.29568" calcext:value-type="float">
            <text:p>0.29568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float" office:value="0.234982" calcext:value-type="float">
            <text:p>0.234982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041837" calcext:value-type="float">
            <text:p>0.041837</text:p>
          </table:table-cell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float" office:value="0.143374" calcext:value-type="float">
            <text:p>0.143374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203" calcext:value-type="float">
            <text:p>0.142203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867" calcext:value-type="float">
            <text:p>0.087867</text:p>
          </table:table-cell>
        </table:table-row>
        <table:table-row table:style-name="ro3">
          <table:table-cell/>
          <table:table-cell office:value-type="float" office:value="381" calcext:value-type="float">
            <text:p>381</text:p>
          </table:table-cell>
          <table:table-cell office:value-type="float" office:value="0.381642" calcext:value-type="float">
            <text:p>0.381642</text:p>
          </table:table-cell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float" office:value="0.176326" calcext:value-type="float">
            <text:p>0.176326</text:p>
          </table:table-cell>
        </table:table-row>
        <table:table-row table:style-name="ro3">
          <table:table-cell/>
          <table:table-cell office:value-type="float" office:value="199" calcext:value-type="float">
            <text:p>199</text:p>
          </table:table-cell>
          <table:table-cell office:value-type="float" office:value="0.199025" calcext:value-type="float">
            <text:p>0.199025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091994" calcext:value-type="float">
            <text:p>0.091994</text:p>
          </table:table-cell>
        </table:table-row>
        <table:table-row table:style-name="ro3">
          <table:table-cell/>
          <table:table-cell office:value-type="float" office:value="289" calcext:value-type="float">
            <text:p>289</text:p>
          </table:table-cell>
          <table:table-cell office:value-type="float" office:value="0.289531" calcext:value-type="float">
            <text:p>0.289531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0.060585" calcext:value-type="float">
            <text:p>0.060585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203" calcext:value-type="float">
            <text:p>0.142203</text:p>
          </table:table-cell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office:value-type="float" office:value="0.152118" calcext:value-type="float">
            <text:p>0.152118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float" office:value="0.234982" calcext:value-type="float">
            <text:p>0.234982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061313" calcext:value-type="float">
            <text:p>0.061313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0.017109" calcext:value-type="float">
            <text:p>0.017109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float" office:value="0.234982" calcext:value-type="float">
            <text:p>0.234982</text:p>
          </table:table-cell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float" office:value="0.176326" calcext:value-type="float">
            <text:p>0.176326</text:p>
          </table:table-cell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float" office:value="0.149307" calcext:value-type="float">
            <text:p>0.149307</text:p>
          </table:table-cell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 office:value-type="float" office:value="0.274172" calcext:value-type="float">
            <text:p>0.274172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float" office:value="0.136295" calcext:value-type="float">
            <text:p>0.136295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087867" calcext:value-type="float">
            <text:p>0.087867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041837" calcext:value-type="float">
            <text:p>0.041837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089324" calcext:value-type="float">
            <text:p>0.089324</text:p>
          </table:table-cell>
        </table:table-row>
        <table:table-row table:style-name="ro3">
          <table:table-cell/>
          <table:table-cell office:value-type="float" office:value="278" calcext:value-type="float">
            <text:p>278</text:p>
          </table:table-cell>
          <table:table-cell office:value-type="float" office:value="0.278074" calcext:value-type="float">
            <text:p>0.278074</text:p>
          </table:table-cell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 office:value-type="float" office:value="0.255426" calcext:value-type="float">
            <text:p>0.255426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0.025831" calcext:value-type="float">
            <text:p>0.025831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float" office:value="0.106671" calcext:value-type="float">
            <text:p>0.106671</text:p>
          </table:table-cell>
        </table:table-row>
        <table:table-row table:style-name="ro3">
          <table:table-cell/>
          <table:table-cell office:value-type="float" office:value="172" calcext:value-type="float">
            <text:p>172</text:p>
          </table:table-cell>
          <table:table-cell office:value-type="float" office:value="0.17202" calcext:value-type="float">
            <text:p>0.17202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028067" calcext:value-type="float">
            <text:p>0.028067</text:p>
          </table:table-cell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080998" calcext:value-type="float">
            <text:p>0.080998</text:p>
          </table:table-cell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float" office:value="0.126505" calcext:value-type="float">
            <text:p>0.126505</text:p>
          </table:table-cell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float" office:value="0.107218" calcext:value-type="float">
            <text:p>0.107218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office:value-type="float" office:value="0.234981" calcext:value-type="float">
            <text:p>0.234981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041837" calcext:value-type="float">
            <text:p>0.041837</text:p>
          </table:table-cell>
        </table:table-row>
        <table:table-row table:style-name="ro3">
          <table:table-cell/>
          <table:table-cell office:value-type="float" office:value="269" calcext:value-type="float">
            <text:p>269</text:p>
          </table:table-cell>
          <table:table-cell office:value-type="float" office:value="0.269687" calcext:value-type="float">
            <text:p>0.269687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027266" calcext:value-type="float">
            <text:p>0.027266</text:p>
          </table:table-cell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float" office:value="0.128959" calcext:value-type="float">
            <text:p>0.128959</text:p>
          </table:table-cell>
        </table:table-row>
        <table:table-row table:style-name="ro3">
          <table:table-cell/>
          <table:table-cell office:value-type="float" office:value="185" calcext:value-type="float">
            <text:p>185</text:p>
          </table:table-cell>
          <table:table-cell office:value-type="float" office:value="0.185151" calcext:value-type="float">
            <text:p>0.185151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041837" calcext:value-type="float">
            <text:p>0.041837</text:p>
          </table:table-cell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float" office:value="0.109522" calcext:value-type="float">
            <text:p>0.109522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float" office:value="0.142202" calcext:value-type="float">
            <text:p>0.142202</text:p>
          </table:table-cell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 office:value-type="float" office:value="0.255829" calcext:value-type="float">
            <text:p>0.255829</text:p>
          </table:table-cell>
        </table:table-row>
        <table:table-row table:style-name="ro3">
          <table:table-cell/>
          <table:table-cell office:value-type="float" office:value="202" calcext:value-type="float">
            <text:p>202</text:p>
          </table:table-cell>
          <table:table-cell office:value-type="float" office:value="0.202744" calcext:value-type="float">
            <text:p>0.202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5:54:30.488000000</meta:creation-date>
    <dc:date>2021-01-27T16:15:23.460000000</dc:date>
    <meta:editing-duration>PT31S</meta:editing-duration>
    <meta:editing-cycles>1</meta:editing-cycles>
    <meta:document-statistic meta:table-count="2" meta:cell-count="2088" meta:object-count="0"/>
    <meta:generator>LibreOffice/7.0.3.1$Windows_X86_64 LibreOffice_project/d7547858d014d4cf69878db179d326fc3483e082</meta:generator>
    <meta:user-defined meta:name=""/>
  </office:meta>
</office:document-meta>
</file>